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81cm"/>
    </style:style>
    <style:style style:name="co2" style:family="table-column">
      <style:table-column-properties fo:break-before="auto" style:column-width="25.591cm"/>
    </style:style>
    <style:style style:name="co3" style:family="table-column">
      <style:table-column-properties fo:break-before="auto" style:column-width="28.9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02cm" fo:break-before="auto" style:use-optimal-row-height="false"/>
    </style:style>
    <style:style style:name="ro3" style:family="table-row">
      <style:table-row-properties style:row-height="0.489cm" fo:break-before="auto" style:use-optimal-row-height="false"/>
    </style:style>
    <style:style style:name="ro4" style:family="table-row">
      <style:table-row-properties style:row-height="0.432cm" fo:break-before="auto" style:use-optimal-row-height="true"/>
    </style:style>
    <style:style style:name="ro5" style:family="table-row">
      <style:table-row-properties style:row-height="10.56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Times New Roman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color="#000000" style:text-outline="false" style:text-line-through-style="none" style:font-name="Segoe UI" fo:font-size="5.0999999046325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5.09999990463257pt" style:language-asian="none" style:country-asian="none" style:font-style-asian="normal" style:font-weight-asian="normal" style:font-name-complex="Segoe UI" style:font-size-complex="5.0999999046325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</style:style>
    <style:style style:name="T1" style:family="text">
      <style:text-properties fo:language="none" fo:country="none" style:font-name-asian="Segoe UI" style:font-size-asian="5.09999990463257pt" style:language-asian="none" style:country-asian="none" style:font-name-complex="Segoe UI" style:font-size-complex="5.09999990463257pt" style:language-complex="none" style:country-complex="none"/>
    </style:style>
  </office:automatic-styles>
  <office:body>
    <office:spreadsheet>
      <table:table table:name="CheckSty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http://checkstyle.sourceforge.net/availablechecks.html</text:p>
          </table:table-cell>
          <table:table-cell table:style-name="ce1"/>
          <table:table-cell table:style-name="ce4" table:number-columns-repeated="1022"/>
        </table:table-row>
        <table:table-row table:style-name="ro2">
          <table:table-cell table:style-name="ce2" office:value-type="string" calcext:value-type="string">
            <text:p><text:a xlink:href="http://checkstyle.sourceforge.net/config_naming.html#AbbreviationAsWordInName" xlink:type="simple">AbbreviationAsWordInName</text:a></text:p>
          </table:table-cell>
          <table:table-cell table:style-name="ce2" office:value-type="string" calcext:value-type="string">
            <text:p>The Check validate abbreviations(consecutive capital letters) length in identifier name, it also allow in enforce camel case naming.</text:p>
          </table:table-cell>
          <table:table-cell table:style-name="ce2" table:formula="of:=&quot;$Java&quot;&amp;[.A2]&amp;&quot;%&quot;&amp;[.B2]" office:value-type="string" office:string-value="$JavaAbbreviationAsWordInName%The Check validate abbreviations(consecutive capital letters) length in identifier name, it also allow in enforce camel case naming." calcext:value-type="string">
            <text:p>$JavaAbbreviationAsWordInName%The Check validate abbreviations(consecutive capital letters) length in identifier name, it also allow in enforce camel case naming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naming.html#AbstractClassName" xlink:type="simple">AbstractClassName</text:a></text:p>
          </table:table-cell>
          <table:table-cell table:style-name="ce2" office:value-type="string" calcext:value-type="string">
            <text:p>Ensures that the names of abstract classes conforming to some regular expression.</text:p>
          </table:table-cell>
          <table:table-cell table:style-name="ce2" table:formula="of:=&quot;$Java&quot;&amp;[.A3]&amp;&quot;%&quot;&amp;[.B3]" office:value-type="string" office:string-value="$JavaAbstractClassName%Ensures that the names of abstract classes conforming to some regular expression." calcext:value-type="string">
            <text:p>$JavaAbstractClassName%Ensures that the names of abstract classes conforming to some regular expression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annotation.html#AnnotationLocation" xlink:type="simple">AnnotationLocation</text:a></text:p>
          </table:table-cell>
          <table:table-cell table:style-name="ce2" office:value-type="string" calcext:value-type="string">
            <text:p>Check location of annotation on language elements.</text:p>
          </table:table-cell>
          <table:table-cell table:style-name="ce2" table:formula="of:=&quot;$Java&quot;&amp;[.A4]&amp;&quot;%&quot;&amp;[.B4]" office:value-type="string" office:string-value="$JavaAnnotationLocation%Check location of annotation on language elements." calcext:value-type="string">
            <text:p>$JavaAnnotationLocation%Check location of annotation on language element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annotation.html#AnnotationUseStyle" xlink:type="simple">AnnotationUseStyle</text:a></text:p>
          </table:table-cell>
          <table:table-cell table:style-name="ce2" office:value-type="string" calcext:value-type="string">
            <text:p>This check controls the style with the usage of annotations.</text:p>
          </table:table-cell>
          <table:table-cell table:style-name="ce2" table:formula="of:=&quot;$Java&quot;&amp;[.A5]&amp;&quot;%&quot;&amp;[.B5]" office:value-type="string" office:string-value="$JavaAnnotationUseStyle%This check controls the style with the usage of annotations." calcext:value-type="string">
            <text:p>$JavaAnnotationUseStyle%This check controls the style with the usage of annotation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sizes.html#AnonInnerLength" xlink:type="simple">AnonInnerLength</text:a></text:p>
          </table:table-cell>
          <table:table-cell table:style-name="ce2" office:value-type="string" calcext:value-type="string">
            <text:p>Checks for long anonymous inner classes.</text:p>
          </table:table-cell>
          <table:table-cell table:style-name="ce2" table:formula="of:=&quot;$Java&quot;&amp;[.A6]&amp;&quot;%&quot;&amp;[.B6]" office:value-type="string" office:string-value="$JavaAnonInnerLength%Checks for long anonymous inner classes." calcext:value-type="string">
            <text:p>$JavaAnonInnerLength%Checks for long anonymous inner classe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coding.html#ArrayTrailingComma" xlink:type="simple">ArrayTrailingComma</text:a></text:p>
          </table:table-cell>
          <table:table-cell table:style-name="ce2" office:value-type="string" calcext:value-type="string">
            <text:p>Checks if array initialization contains optional trailing comma.</text:p>
          </table:table-cell>
          <table:table-cell table:style-name="ce2" table:formula="of:=&quot;$Java&quot;&amp;[.A7]&amp;&quot;%&quot;&amp;[.B7]" office:value-type="string" office:string-value="$JavaArrayTrailingComma%Checks if array initialization contains optional trailing comma." calcext:value-type="string">
            <text:p>$JavaArrayTrailingComma%Checks if array initialization contains optional trailing comma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misc.html#ArrayTypeStyle" xlink:type="simple">ArrayTypeStyle</text:a></text:p>
          </table:table-cell>
          <table:table-cell table:style-name="ce2" office:value-type="string" calcext:value-type="string">
            <text:p>Checks the style of array type definitions.</text:p>
          </table:table-cell>
          <table:table-cell table:style-name="ce2" table:formula="of:=&quot;$Java&quot;&amp;[.A8]&amp;&quot;%&quot;&amp;[.B8]" office:value-type="string" office:string-value="$JavaArrayTypeStyle%Checks the style of array type definitions." calcext:value-type="string">
            <text:p>$JavaArrayTypeStyle%Checks the style of array type definition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javadoc.html#AtclauseOrder" xlink:type="simple">AtclauseOrder</text:a></text:p>
          </table:table-cell>
          <table:table-cell table:style-name="ce2" office:value-type="string" calcext:value-type="string">
            <text:p>Checks the order of at-clauses.</text:p>
          </table:table-cell>
          <table:table-cell table:style-name="ce2" table:formula="of:=&quot;$Java&quot;&amp;[.A9]&amp;&quot;%&quot;&amp;[.B9]" office:value-type="string" office:string-value="$JavaAtclauseOrder%Checks the order of at-clauses." calcext:value-type="string">
            <text:p>$JavaAtclauseOrder%Checks the order of at-clause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misc.html#AvoidEscapedUnicodeCharacters" xlink:type="simple">AvoidEscapedUnicodeCharacters</text:a></text:p>
          </table:table-cell>
          <table:table-cell table:style-name="ce2" office:value-type="string" calcext:value-type="string">
            <text:p>Restrict using Unicode escapes.</text:p>
          </table:table-cell>
          <table:table-cell table:style-name="ce2" table:formula="of:=&quot;$Java&quot;&amp;[.A10]&amp;&quot;%&quot;&amp;[.B10]" office:value-type="string" office:string-value="$JavaAvoidEscapedUnicodeCharacters%Restrict using Unicode escapes." calcext:value-type="string">
            <text:p>$JavaAvoidEscapedUnicodeCharacters%Restrict using Unicode escape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coding.html#AvoidInlineConditionals" xlink:type="simple">AvoidInlineConditionals</text:a></text:p>
          </table:table-cell>
          <table:table-cell table:style-name="ce2" office:value-type="string" calcext:value-type="string">
            <text:p>Detects inline conditionals.</text:p>
          </table:table-cell>
          <table:table-cell table:style-name="ce2" table:formula="of:=&quot;$Java&quot;&amp;[.A11]&amp;&quot;%&quot;&amp;[.B11]" office:value-type="string" office:string-value="$JavaAvoidInlineConditionals%Detects inline conditionals." calcext:value-type="string">
            <text:p>$JavaAvoidInlineConditionals%Detects inline conditional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blocks.html#AvoidNestedBlocks" xlink:type="simple">AvoidNestedBlocks</text:a></text:p>
          </table:table-cell>
          <table:table-cell table:style-name="ce2" office:value-type="string" calcext:value-type="string">
            <text:p>Finds nested blocks.</text:p>
          </table:table-cell>
          <table:table-cell table:style-name="ce2" table:formula="of:=&quot;$Java&quot;&amp;[.A12]&amp;&quot;%&quot;&amp;[.B12]" office:value-type="string" office:string-value="$JavaAvoidNestedBlocks%Finds nested blocks." calcext:value-type="string">
            <text:p>$JavaAvoidNestedBlocks%Finds nested block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imports.html#AvoidStarImport" xlink:type="simple">AvoidStarImport</text:a></text:p>
          </table:table-cell>
          <table:table-cell table:style-name="ce2" office:value-type="string" calcext:value-type="string">
            <text:p>Check that finds import statements that use the * notation.</text:p>
          </table:table-cell>
          <table:table-cell table:style-name="ce2" table:formula="of:=&quot;$Java&quot;&amp;[.A13]&amp;&quot;%&quot;&amp;[.B13]" office:value-type="string" office:string-value="$JavaAvoidStarImport%Check that finds import statements that use the * notation." calcext:value-type="string">
            <text:p>$JavaAvoidStarImport%Check that finds import statements that use the * notation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imports.html#AvoidStaticImport" xlink:type="simple">AvoidStaticImport</text:a></text:p>
          </table:table-cell>
          <table:table-cell table:style-name="ce2" office:value-type="string" calcext:value-type="string">
            <text:p>Check that finds static imports.</text:p>
          </table:table-cell>
          <table:table-cell table:style-name="ce2" table:formula="of:=&quot;$Java&quot;&amp;[.A14]&amp;&quot;%&quot;&amp;[.B14]" office:value-type="string" office:string-value="$JavaAvoidStaticImport%Check that finds static imports." calcext:value-type="string">
            <text:p>$JavaAvoidStaticImport%Check that finds static import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metrics.html#BooleanExpressionComplexity" xlink:type="simple">BooleanExpressionComplexity</text:a></text:p>
          </table:table-cell>
          <table:table-cell table:style-name="ce2" office:value-type="string" calcext:value-type="string">
            <text:p>Restricts nested boolean operators (&amp;&amp;, ||, &amp;, | and ^) to a specified depth (default = 3).</text:p>
          </table:table-cell>
          <table:table-cell table:style-name="ce2" table:formula="of:=&quot;$Java&quot;&amp;[.A15]&amp;&quot;%&quot;&amp;[.B15]" office:value-type="string" office:string-value="$JavaBooleanExpressionComplexity%Restricts nested boolean operators (&amp;&amp;, ||, &amp;, | and ^) to a specified depth (default = 3)." calcext:value-type="string">
            <text:p>$JavaBooleanExpressionComplexity%Restricts nested boolean operators (&amp;&amp;, ||, &amp;, | and ^) to a specified depth (default = 3)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metrics.html#ClassDataAbstractionCoupling" xlink:type="simple">ClassDataAbstractionCoupling</text:a></text:p>
          </table:table-cell>
          <table:table-cell table:style-name="ce2" office:value-type="string" calcext:value-type="string">
            <text:p>This metric measures the number of instantiations of other classes within the given class.</text:p>
          </table:table-cell>
          <table:table-cell table:style-name="ce2" table:formula="of:=&quot;$Java&quot;&amp;[.A16]&amp;&quot;%&quot;&amp;[.B16]" office:value-type="string" office:string-value="$JavaClassDataAbstractionCoupling%This metric measures the number of instantiations of other classes within the given class." calcext:value-type="string">
            <text:p>$JavaClassDataAbstractionCoupling%This metric measures the number of instantiations of other classes within the given clas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metrics.html#ClassFanOutComplexity" xlink:type="simple">ClassFanOutComplexity</text:a></text:p>
          </table:table-cell>
          <table:table-cell table:style-name="ce2" office:value-type="string" calcext:value-type="string">
            <text:p>The number of other classes a given class relies on.</text:p>
          </table:table-cell>
          <table:table-cell table:style-name="ce2" table:formula="of:=&quot;$Java&quot;&amp;[.A17]&amp;&quot;%&quot;&amp;[.B17]" office:value-type="string" office:string-value="$JavaClassFanOutComplexity%The number of other classes a given class relies on." calcext:value-type="string">
            <text:p>$JavaClassFanOutComplexity%The number of other classes a given class relies on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naming.html#Modules" xlink:type="simple">ClassTypeParameterName</text:a></text:p>
          </table:table-cell>
          <table:table-cell table:style-name="ce2" office:value-type="string" calcext:value-type="string">
            <text:p>Checks that class type parameter names conform to a format specified by the format property.</text:p>
          </table:table-cell>
          <table:table-cell table:style-name="ce2" table:formula="of:=&quot;$Java&quot;&amp;[.A18]&amp;&quot;%&quot;&amp;[.B18]" office:value-type="string" office:string-value="$JavaClassTypeParameterName%Checks that class type parameter names conform to a format specified by the format property." calcext:value-type="string">
            <text:p>$JavaClassTypeParameterName%Checks that class type parameter names conform to a format specified by the format property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naming.html#Modules" xlink:type="simple">ConstantName</text:a></text:p>
          </table:table-cell>
          <table:table-cell table:style-name="ce2" office:value-type="string" calcext:value-type="string">
            <text:p>Checks that constant names conform to a format specified by the format property.</text:p>
          </table:table-cell>
          <table:table-cell table:style-name="ce2" table:formula="of:=&quot;$Java&quot;&amp;[.A19]&amp;&quot;%&quot;&amp;[.B19]" office:value-type="string" office:string-value="$JavaConstantName%Checks that constant names conform to a format specified by the format property." calcext:value-type="string">
            <text:p>$JavaConstantName%Checks that constant names conform to a format specified by the format property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coding.html#CovariantEquals" xlink:type="simple">CovariantEquals</text:a></text:p>
          </table:table-cell>
          <table:table-cell table:style-name="ce2" office:value-type="string" calcext:value-type="string">
            <text:p>Checks that if a class defines a covariant method equals, then it defines method equals(java.lang.Object).</text:p>
          </table:table-cell>
          <table:table-cell table:style-name="ce2" table:formula="of:=&quot;$Java&quot;&amp;[.A20]&amp;&quot;%&quot;&amp;[.B20]" office:value-type="string" office:string-value="$JavaCovariantEquals%Checks that if a class defines a covariant method equals, then it defines method equals(java.lang.Object)." calcext:value-type="string">
            <text:p>$JavaCovariantEquals%Checks that if a class defines a covariant method equals, then it defines method equals(java.lang.Object)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imports.html#CustomImportOrder" xlink:type="simple">CustomImportOrder</text:a></text:p>
          </table:table-cell>
          <table:table-cell table:style-name="ce2" office:value-type="string" calcext:value-type="string">
            <text:p>Checks that the groups of import declarations appear in the order specified by the user.</text:p>
          </table:table-cell>
          <table:table-cell table:style-name="ce2" table:formula="of:=&quot;$Java&quot;&amp;[.A21]&amp;&quot;%&quot;&amp;[.B21]" office:value-type="string" office:string-value="$JavaCustomImportOrder%Checks that the groups of import declarations appear in the order specified by the user." calcext:value-type="string">
            <text:p>$JavaCustomImportOrder%Checks that the groups of import declarations appear in the order specified by the user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metrics.html#CyclomaticComplexity" xlink:type="simple">CyclomaticComplexity</text:a></text:p>
          </table:table-cell>
          <table:table-cell table:style-name="ce2" office:value-type="string" calcext:value-type="string">
            <text:p>Checks cyclomatic complexity against a specified limit.</text:p>
          </table:table-cell>
          <table:table-cell table:style-name="ce2" table:formula="of:=&quot;$Java&quot;&amp;[.A22]&amp;&quot;%&quot;&amp;[.B22]" office:value-type="string" office:string-value="$JavaCyclomaticComplexity%Checks cyclomatic complexity against a specified limit." calcext:value-type="string">
            <text:p>$JavaCyclomaticComplexity%Checks cyclomatic complexity against a specified limit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coding.html#DeclarationOrder" xlink:type="simple">DeclarationOrder</text:a></text:p>
          </table:table-cell>
          <table:table-cell table:style-name="ce3" office:value-type="string" calcext:value-type="string">
            <text:p><text:span text:style-name="T1">Checks that the parts of a class or interface declaration appear in the order suggested by the Code Conventions for the Java Programming Language </text:span></text:p>
          </table:table-cell>
          <table:table-cell table:style-name="ce2" table:formula="of:=&quot;$Java&quot;&amp;[.A23]&amp;&quot;%&quot;&amp;[.B23]" office:value-type="string" office:string-value="$JavaDeclarationOrder%Checks that the parts of a class or interface declaration appear in the order suggested by the Code Conventions for the Java Programming Language " calcext:value-type="string">
            <text:p>$JavaDeclarationOrder%Checks that the parts of a class or interface declaration appear in the order suggested by the Code Conventions for the Java Programming Language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coding.html#DefaultComesLast" xlink:type="simple">DefaultComesLast</text:a></text:p>
          </table:table-cell>
          <table:table-cell table:style-name="ce2" office:value-type="string" calcext:value-type="string">
            <text:p>Check that the default is after all the cases in a switch statement.</text:p>
          </table:table-cell>
          <table:table-cell table:style-name="ce2" table:formula="of:=&quot;$Java&quot;&amp;[.A24]&amp;&quot;%&quot;&amp;[.B24]" office:value-type="string" office:string-value="$JavaDefaultComesLast%Check that the default is after all the cases in a switch statement." calcext:value-type="string">
            <text:p>$JavaDefaultComesLast%Check that the default is after all the cases in a switch statement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misc.html#DescendantToken" xlink:type="simple">DescendantToken</text:a></text:p>
          </table:table-cell>
          <table:table-cell table:style-name="ce2" office:value-type="string" calcext:value-type="string">
            <text:p>Checks for restricted tokens beneath other tokens.</text:p>
          </table:table-cell>
          <table:table-cell table:style-name="ce2" table:formula="of:=&quot;$Java&quot;&amp;[.A25]&amp;&quot;%&quot;&amp;[.B25]" office:value-type="string" office:string-value="$JavaDescendantToken%Checks for restricted tokens beneath other tokens." calcext:value-type="string">
            <text:p>$JavaDescendantToken%Checks for restricted tokens beneath other token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design.html#DesignForExtension" xlink:type="simple">DesignForExtension</text:a></text:p>
          </table:table-cell>
          <table:table-cell table:style-name="ce2" office:value-type="string" calcext:value-type="string">
            <text:p>Checks that classes are designed for inheritance.</text:p>
          </table:table-cell>
          <table:table-cell table:style-name="ce2" table:formula="of:=&quot;$Java&quot;&amp;[.A26]&amp;&quot;%&quot;&amp;[.B26]" office:value-type="string" office:string-value="$JavaDesignForExtension%Checks that classes are designed for inheritance." calcext:value-type="string">
            <text:p>$JavaDesignForExtension%Checks that classes are designed for inheritance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blocks.html#EmptyBlock" xlink:type="simple">EmptyBlock</text:a></text:p>
          </table:table-cell>
          <table:table-cell table:style-name="ce2" office:value-type="string" calcext:value-type="string">
            <text:p>Checks for empty blocks.</text:p>
          </table:table-cell>
          <table:table-cell table:style-name="ce2" table:formula="of:=&quot;$Java&quot;&amp;[.A27]&amp;&quot;%&quot;&amp;[.B27]" office:value-type="string" office:string-value="$JavaEmptyBlock%Checks for empty blocks." calcext:value-type="string">
            <text:p>$JavaEmptyBlock%Checks for empty block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whitespace.html#EmptyForInitializerPad" xlink:type="simple">EmptyForInitializerPad</text:a></text:p>
          </table:table-cell>
          <table:table-cell table:style-name="ce2" office:value-type="string" calcext:value-type="string">
            <text:p>Checks the padding of an empty for initializer; that is whether a space is required at an empty for initializer, or such spaces are forbidden.</text:p>
          </table:table-cell>
          <table:table-cell table:style-name="ce2" table:formula="of:=&quot;$Java&quot;&amp;[.A28]&amp;&quot;%&quot;&amp;[.B28]" office:value-type="string" office:string-value="$JavaEmptyForInitializerPad%Checks the padding of an empty for initializer; that is whether a space is required at an empty for initializer, or such spaces are forbidden." calcext:value-type="string">
            <text:p>$JavaEmptyForInitializerPad%Checks the padding of an empty for initializer; that is whether a space is required at an empty for initializer, or such spaces are forbidden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whitespace.html#EmptyForIteratorPad" xlink:type="simple">EmptyForIteratorPad</text:a></text:p>
          </table:table-cell>
          <table:table-cell table:style-name="ce2" office:value-type="string" calcext:value-type="string">
            <text:p>Checks the padding of an empty for iterator; that is whether a space is required at an empty for iterator, or such spaces are forbidden.</text:p>
          </table:table-cell>
          <table:table-cell table:style-name="ce2" table:formula="of:=&quot;$Java&quot;&amp;[.A29]&amp;&quot;%&quot;&amp;[.B29]" office:value-type="string" office:string-value="$JavaEmptyForIteratorPad%Checks the padding of an empty for iterator; that is whether a space is required at an empty for iterator, or such spaces are forbidden." calcext:value-type="string">
            <text:p>$JavaEmptyForIteratorPad%Checks the padding of an empty for iterator; that is whether a space is required at an empty for iterator, or such spaces are forbidden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whitespace.html#EmptyLineSeparator" xlink:type="simple">EmptyLineSeparator</text:a></text:p>
          </table:table-cell>
          <table:table-cell table:style-name="ce2" office:value-type="string" calcext:value-type="string">
            <text:p>Checks for blank line separators.</text:p>
          </table:table-cell>
          <table:table-cell table:style-name="ce2" table:formula="of:=&quot;$Java&quot;&amp;[.A30]&amp;&quot;%&quot;&amp;[.B30]" office:value-type="string" office:string-value="$JavaEmptyLineSeparator%Checks for blank line separators." calcext:value-type="string">
            <text:p>$JavaEmptyLineSeparator%Checks for blank line separator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coding.html#EmptyStatement" xlink:type="simple">EmptyStatement</text:a></text:p>
          </table:table-cell>
          <table:table-cell table:style-name="ce2" office:value-type="string" calcext:value-type="string">
            <text:p>Detects empty statements (standalone ';').</text:p>
          </table:table-cell>
          <table:table-cell table:style-name="ce2" table:formula="of:=&quot;$Java&quot;&amp;[.A31]&amp;&quot;%&quot;&amp;[.B31]" office:value-type="string" office:string-value="$JavaEmptyStatement%Detects empty statements (standalone ';')." calcext:value-type="string">
            <text:p>$JavaEmptyStatement%Detects empty statements (standalone ';')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coding.html#EqualsAvoidNull" xlink:type="simple">EqualsAvoidNull</text:a></text:p>
          </table:table-cell>
          <table:table-cell table:style-name="ce2" office:value-type="string" calcext:value-type="string">
            <text:p>Checks that any combination of String literals with optional assignment is on the left side of an equals() comparison.</text:p>
          </table:table-cell>
          <table:table-cell table:style-name="ce2" table:formula="of:=&quot;$Java&quot;&amp;[.A32]&amp;&quot;%&quot;&amp;[.B32]" office:value-type="string" office:string-value="$JavaEqualsAvoidNull%Checks that any combination of String literals with optional assignment is on the left side of an equals() comparison." calcext:value-type="string">
            <text:p>$JavaEqualsAvoidNull%Checks that any combination of String literals with optional assignment is on the left side of an equals() comparison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coding.html#EqualsHashCode" xlink:type="simple">EqualsHashCode</text:a></text:p>
          </table:table-cell>
          <table:table-cell table:style-name="ce2" office:value-type="string" calcext:value-type="string">
            <text:p>Checks that classes that override equals() also override hashCode().</text:p>
          </table:table-cell>
          <table:table-cell table:style-name="ce2" table:formula="of:=&quot;$Java&quot;&amp;[.A33]&amp;&quot;%&quot;&amp;[.B33]" office:value-type="string" office:string-value="$JavaEqualsHashCode%Checks that classes that override equals() also override hashCode()." calcext:value-type="string">
            <text:p>$JavaEqualsHashCode%Checks that classes that override equals() also override hashCode()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sizes.html#ExecutableStatementCount" xlink:type="simple">ExecutableStatementCount</text:a></text:p>
          </table:table-cell>
          <table:table-cell table:style-name="ce2" office:value-type="string" calcext:value-type="string">
            <text:p>Restricts the number of executable statements to a specified limit (default = 30).</text:p>
          </table:table-cell>
          <table:table-cell table:style-name="ce2" table:formula="of:=&quot;$Java&quot;&amp;[.A34]&amp;&quot;%&quot;&amp;[.B34]" office:value-type="string" office:string-value="$JavaExecutableStatementCount%Restricts the number of executable statements to a specified limit (default = 30)." calcext:value-type="string">
            <text:p>$JavaExecutableStatementCount%Restricts the number of executable statements to a specified limit (default = 30)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coding.html#ExplicitInitialization" xlink:type="simple">ExplicitInitialization</text:a></text:p>
          </table:table-cell>
          <table:table-cell table:style-name="ce2" office:value-type="string" calcext:value-type="string">
            <text:p>Checks if any class or object member explicitly initialized to default for its type value (null for object references, zero for numeric types and char and false for boolean.</text:p>
          </table:table-cell>
          <table:table-cell table:style-name="ce2" table:formula="of:=&quot;$Java&quot;&amp;[.A35]&amp;&quot;%&quot;&amp;[.B35]" office:value-type="string" office:string-value="$JavaExplicitInitialization%Checks if any class or object member explicitly initialized to default for its type value (null for object references, zero for numeric types and char and false for boolean." calcext:value-type="string">
            <text:p>$JavaExplicitInitialization%Checks if any class or object member explicitly initialized to default for its type value (null for object references, zero for numeric types and char and false for boolean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coding.html#FallThrough" xlink:type="simple">FallThrough</text:a></text:p>
          </table:table-cell>
          <table:table-cell table:style-name="ce2" office:value-type="string" calcext:value-type="string">
            <text:p>Checks for fall through in switch statements Finds locations where a case contains Java code - but lacks a break, return, throw or continue statement.</text:p>
          </table:table-cell>
          <table:table-cell table:style-name="ce2" table:formula="of:=&quot;$Java&quot;&amp;[.A36]&amp;&quot;%&quot;&amp;[.B36]" office:value-type="string" office:string-value="$JavaFallThrough%Checks for fall through in switch statements Finds locations where a case contains Java code - but lacks a break, return, throw or continue statement." calcext:value-type="string">
            <text:p>$JavaFallThrough%Checks for fall through in switch statements Finds locations where a case contains Java code - but lacks a break, return, throw or continue statement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sizes.html#FileLength" xlink:type="simple">FileLength</text:a></text:p>
          </table:table-cell>
          <table:table-cell table:style-name="ce2" office:value-type="string" calcext:value-type="string">
            <text:p>Checks for long source files.</text:p>
          </table:table-cell>
          <table:table-cell table:style-name="ce2" table:formula="of:=&quot;$Java&quot;&amp;[.A37]&amp;&quot;%&quot;&amp;[.B37]" office:value-type="string" office:string-value="$JavaFileLength%Checks for long source files." calcext:value-type="string">
            <text:p>$JavaFileLength%Checks for long source file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whitespace.html#FileTabCharacter" xlink:type="simple">FileTabCharacter</text:a></text:p>
          </table:table-cell>
          <table:table-cell table:style-name="ce2" office:value-type="string" calcext:value-type="string">
            <text:p>Checks to see if a file contains a tab character.</text:p>
          </table:table-cell>
          <table:table-cell table:style-name="ce2" table:formula="of:=&quot;$Java&quot;&amp;[.A38]&amp;&quot;%&quot;&amp;[.B38]" office:value-type="string" office:string-value="$JavaFileTabCharacter%Checks to see if a file contains a tab character." calcext:value-type="string">
            <text:p>$JavaFileTabCharacter%Checks to see if a file contains a tab character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design.html#FinalClass" xlink:type="simple">FinalClass</text:a></text:p>
          </table:table-cell>
          <table:table-cell table:style-name="ce2" office:value-type="string" calcext:value-type="string">
            <text:p>Checks that class which has only private ctors is declared as final.</text:p>
          </table:table-cell>
          <table:table-cell table:style-name="ce2" table:formula="of:=&quot;$Java&quot;&amp;[.A39]&amp;&quot;%&quot;&amp;[.B39]" office:value-type="string" office:string-value="$JavaFinalClass%Checks that class which has only private ctors is declared as final." calcext:value-type="string">
            <text:p>$JavaFinalClass%Checks that class which has only private ctors is declared as final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coding.html#FinalLocalVariable" xlink:type="simple">FinalLocalVariable</text:a></text:p>
          </table:table-cell>
          <table:table-cell table:style-name="ce2" office:value-type="string" calcext:value-type="string">
            <text:p>Ensures that local variables that never get their values changed, must be declared final.</text:p>
          </table:table-cell>
          <table:table-cell table:style-name="ce2" table:formula="of:=&quot;$Java&quot;&amp;[.A40]&amp;&quot;%&quot;&amp;[.B40]" office:value-type="string" office:string-value="$JavaFinalLocalVariable%Ensures that local variables that never get their values changed, must be declared final." calcext:value-type="string">
            <text:p>$JavaFinalLocalVariable%Ensures that local variables that never get their values changed, must be declared final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misc.html#FinalParameters" xlink:type="simple">FinalParameters</text:a></text:p>
          </table:table-cell>
          <table:table-cell table:style-name="ce2" office:value-type="string" calcext:value-type="string">
            <text:p>Check that method/constructor/catch/foreach parameters are final.</text:p>
          </table:table-cell>
          <table:table-cell table:style-name="ce2" table:formula="of:=&quot;$Java&quot;&amp;[.A41]&amp;&quot;%&quot;&amp;[.B41]" office:value-type="string" office:string-value="$JavaFinalParameters%Check that method/constructor/catch/foreach parameters are final." calcext:value-type="string">
            <text:p>$JavaFinalParameters%Check that method/constructor/catch/foreach parameters are final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whitespace.html#GenericWhitespace" xlink:type="simple">GenericWhitespace</text:a></text:p>
          </table:table-cell>
          <table:table-cell table:style-name="ce2" office:value-type="string" calcext:value-type="string">
            <text:p>Checks that the whitespace around the Generic tokens &lt; and &gt; are correct to the typical convention.</text:p>
          </table:table-cell>
          <table:table-cell table:style-name="ce2" table:formula="of:=&quot;$Java&quot;&amp;[.A42]&amp;&quot;%&quot;&amp;[.B42]" office:value-type="string" office:string-value="$JavaGenericWhitespace%Checks that the whitespace around the Generic tokens &lt; and &gt; are correct to the typical convention." calcext:value-type="string">
            <text:p>$JavaGenericWhitespace%Checks that the whitespace around the Generic tokens &lt; and &gt; are correct to the typical convention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header.html#Header" xlink:type="simple">Header</text:a></text:p>
          </table:table-cell>
          <table:table-cell table:style-name="ce2" office:value-type="string" calcext:value-type="string">
            <text:p>Checks the header of the source against a fixed header file.</text:p>
          </table:table-cell>
          <table:table-cell table:style-name="ce2" table:formula="of:=&quot;$Java&quot;&amp;[.A43]&amp;&quot;%&quot;&amp;[.B43]" office:value-type="string" office:string-value="$JavaHeader%Checks the header of the source against a fixed header file." calcext:value-type="string">
            <text:p>$JavaHeader%Checks the header of the source against a fixed header file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coding.html#HiddenField" xlink:type="simple">HiddenField</text:a></text:p>
          </table:table-cell>
          <table:table-cell table:style-name="ce2" office:value-type="string" calcext:value-type="string">
            <text:p>Checks that a local variable or a parameter does not shadow a field that is defined in the same class.</text:p>
          </table:table-cell>
          <table:table-cell table:style-name="ce2" table:formula="of:=&quot;$Java&quot;&amp;[.A44]&amp;&quot;%&quot;&amp;[.B44]" office:value-type="string" office:string-value="$JavaHiddenField%Checks that a local variable or a parameter does not shadow a field that is defined in the same class." calcext:value-type="string">
            <text:p>$JavaHiddenField%Checks that a local variable or a parameter does not shadow a field that is defined in the same clas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design.html#HideUtilityClassConstructor" xlink:type="simple">HideUtilityClassConstructor</text:a></text:p>
          </table:table-cell>
          <table:table-cell table:style-name="ce2" office:value-type="string" calcext:value-type="string">
            <text:p>Make sure that utility classes (classes that contain only static methods) do not have a public constructor.</text:p>
          </table:table-cell>
          <table:table-cell table:style-name="ce2" table:formula="of:=&quot;$Java&quot;&amp;[.A45]&amp;&quot;%&quot;&amp;[.B45]" office:value-type="string" office:string-value="$JavaHideUtilityClassConstructor%Make sure that utility classes (classes that contain only static methods) do not have a public constructor." calcext:value-type="string">
            <text:p>$JavaHideUtilityClassConstructor%Make sure that utility classes (classes that contain only static methods) do not have a public constructor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coding.html#IllegalCatch" xlink:type="simple">IllegalCatch</text:a></text:p>
          </table:table-cell>
          <table:table-cell table:style-name="ce2" office:value-type="string" calcext:value-type="string">
            <text:p>Catching java.lang.Exception, java.lang.Error or java.lang.RuntimeException is almost never acceptable.</text:p>
          </table:table-cell>
          <table:table-cell table:style-name="ce2" table:formula="of:=&quot;$Java&quot;&amp;[.A46]&amp;&quot;%&quot;&amp;[.B46]" office:value-type="string" office:string-value="$JavaIllegalCatch%Catching java.lang.Exception, java.lang.Error or java.lang.RuntimeException is almost never acceptable." calcext:value-type="string">
            <text:p>$JavaIllegalCatch%Catching java.lang.Exception, java.lang.Error or java.lang.RuntimeException is almost never acceptable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imports.html#IllegalImport" xlink:type="simple">IllegalImport</text:a></text:p>
          </table:table-cell>
          <table:table-cell table:style-name="ce2" office:value-type="string" calcext:value-type="string">
            <text:p>Checks for imports from a set of illegal packages.</text:p>
          </table:table-cell>
          <table:table-cell table:style-name="ce2" table:formula="of:=&quot;$Java&quot;&amp;[.A47]&amp;&quot;%&quot;&amp;[.B47]" office:value-type="string" office:string-value="$JavaIllegalImport%Checks for imports from a set of illegal packages." calcext:value-type="string">
            <text:p>$JavaIllegalImport%Checks for imports from a set of illegal package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coding.html#IllegalInstantiation" xlink:type="simple">IllegalInstantiation</text:a></text:p>
          </table:table-cell>
          <table:table-cell table:style-name="ce2" office:value-type="string" calcext:value-type="string">
            <text:p>Checks for illegal instantiations where a factory method is preferred.</text:p>
          </table:table-cell>
          <table:table-cell table:style-name="ce2" table:formula="of:=&quot;$Java&quot;&amp;[.A48]&amp;&quot;%&quot;&amp;[.B48]" office:value-type="string" office:string-value="$JavaIllegalInstantiation%Checks for illegal instantiations where a factory method is preferred." calcext:value-type="string">
            <text:p>$JavaIllegalInstantiation%Checks for illegal instantiations where a factory method is preferred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coding.html#IllegalThrows" xlink:type="simple">IllegalThrows</text:a></text:p>
          </table:table-cell>
          <table:table-cell table:style-name="ce2" office:value-type="string" calcext:value-type="string">
            <text:p>Throwing java.lang.Error or java.lang.RuntimeException is almost never acceptable.</text:p>
          </table:table-cell>
          <table:table-cell table:style-name="ce2" table:formula="of:=&quot;$Java&quot;&amp;[.A49]&amp;&quot;%&quot;&amp;[.B49]" office:value-type="string" office:string-value="$JavaIllegalThrows%Throwing java.lang.Error or java.lang.RuntimeException is almost never acceptable." calcext:value-type="string">
            <text:p>$JavaIllegalThrows%Throwing java.lang.Error or java.lang.RuntimeException is almost never acceptable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coding.html#IllegalToken" xlink:type="simple">IllegalToken</text:a></text:p>
          </table:table-cell>
          <table:table-cell table:style-name="ce2" office:value-type="string" calcext:value-type="string">
            <text:p>Checks for illegal tokens.</text:p>
          </table:table-cell>
          <table:table-cell table:style-name="ce2" table:formula="of:=&quot;$Java&quot;&amp;[.A50]&amp;&quot;%&quot;&amp;[.B50]" office:value-type="string" office:string-value="$JavaIllegalToken%Checks for illegal tokens." calcext:value-type="string">
            <text:p>$JavaIllegalToken%Checks for illegal token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coding.html#IllegalTokenText" xlink:type="simple">IllegalTokenText</text:a></text:p>
          </table:table-cell>
          <table:table-cell table:style-name="ce2" office:value-type="string" calcext:value-type="string">
            <text:p>Checks for illegal token text.</text:p>
          </table:table-cell>
          <table:table-cell table:style-name="ce2" table:formula="of:=&quot;$Java&quot;&amp;[.A51]&amp;&quot;%&quot;&amp;[.B51]" office:value-type="string" office:string-value="$JavaIllegalTokenText%Checks for illegal token text." calcext:value-type="string">
            <text:p>$JavaIllegalTokenText%Checks for illegal token text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coding.html#IllegalType" xlink:type="simple">IllegalType</text:a></text:p>
          </table:table-cell>
          <table:table-cell table:style-name="ce2" office:value-type="string" calcext:value-type="string">
            <text:p>Checks that particular class are never used as types in variable declarations, return values or parameters.</text:p>
          </table:table-cell>
          <table:table-cell table:style-name="ce2" table:formula="of:=&quot;$Java&quot;&amp;[.A52]&amp;&quot;%&quot;&amp;[.B52]" office:value-type="string" office:string-value="$JavaIllegalType%Checks that particular class are never used as types in variable declarations, return values or parameters." calcext:value-type="string">
            <text:p>$JavaIllegalType%Checks that particular class are never used as types in variable declarations, return values or parameter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imports.html#ImportControl" xlink:type="simple">ImportControl</text:a></text:p>
          </table:table-cell>
          <table:table-cell table:style-name="ce2" office:value-type="string" calcext:value-type="string">
            <text:p>Check that controls what packages can be imported in each package.</text:p>
          </table:table-cell>
          <table:table-cell table:style-name="ce2" table:formula="of:=&quot;$Java&quot;&amp;[.A53]&amp;&quot;%&quot;&amp;[.B53]" office:value-type="string" office:string-value="$JavaImportControl%Check that controls what packages can be imported in each package." calcext:value-type="string">
            <text:p>$JavaImportControl%Check that controls what packages can be imported in each package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imports.html#ImportOrder" xlink:type="simple">ImportOrder</text:a></text:p>
          </table:table-cell>
          <table:table-cell table:style-name="ce2" office:value-type="string" calcext:value-type="string">
            <text:p>Ensures that groups of imports come in a specific order.</text:p>
          </table:table-cell>
          <table:table-cell table:style-name="ce2" table:formula="of:=&quot;$Java&quot;&amp;[.A54]&amp;&quot;%&quot;&amp;[.B54]" office:value-type="string" office:string-value="$JavaImportOrder%Ensures that groups of imports come in a specific order." calcext:value-type="string">
            <text:p>$JavaImportOrder%Ensures that groups of imports come in a specific order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misc.html#Indentation" xlink:type="simple">Indentation</text:a></text:p>
          </table:table-cell>
          <table:table-cell table:style-name="ce2" office:value-type="string" calcext:value-type="string">
            <text:p>Checks correct indentation of Java Code.</text:p>
          </table:table-cell>
          <table:table-cell table:style-name="ce2" table:formula="of:=&quot;$Java&quot;&amp;[.A55]&amp;&quot;%&quot;&amp;[.B55]" office:value-type="string" office:string-value="$JavaIndentation%Checks correct indentation of Java Code." calcext:value-type="string">
            <text:p>$JavaIndentation%Checks correct indentation of Java Code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coding.html#InnerAssignment" xlink:type="simple">InnerAssignment</text:a></text:p>
          </table:table-cell>
          <table:table-cell table:style-name="ce2" office:value-type="string" calcext:value-type="string">
            <text:p>Checks for assignments in subexpressions, such as in String s = Integer.toString(i = 2);.</text:p>
          </table:table-cell>
          <table:table-cell table:style-name="ce2" table:formula="of:=&quot;$Java&quot;&amp;[.A56]&amp;&quot;%&quot;&amp;[.B56]" office:value-type="string" office:string-value="$JavaInnerAssignment%Checks for assignments in subexpressions, such as in String s = Integer.toString(i = 2);." calcext:value-type="string">
            <text:p>$JavaInnerAssignment%Checks for assignments in subexpressions, such as in String s = Integer.toString(i = 2);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design.html#InnerTypeLast" xlink:type="simple">InnerTypeLast</text:a></text:p>
          </table:table-cell>
          <table:table-cell table:style-name="ce2" office:value-type="string" calcext:value-type="string">
            <text:p>Check nested (internal) classes/interfaces are declared at the bottom of the class after all method and field declarations.</text:p>
          </table:table-cell>
          <table:table-cell table:style-name="ce2" table:formula="of:=&quot;$Java&quot;&amp;[.A57]&amp;&quot;%&quot;&amp;[.B57]" office:value-type="string" office:string-value="$JavaInnerTypeLast%Check nested (internal) classes/interfaces are declared at the bottom of the class after all method and field declarations." calcext:value-type="string">
            <text:p>$JavaInnerTypeLast%Check nested (internal) classes/interfaces are declared at the bottom of the class after all method and field declaration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design.html#InterfaceIsType" xlink:type="simple">InterfaceIsType</text:a></text:p>
          </table:table-cell>
          <table:table-cell table:style-name="ce2" office:value-type="string" calcext:value-type="string">
            <text:p>Implements Bloch, Effective Java, Item 17 - Use Interfaces only to define types.</text:p>
          </table:table-cell>
          <table:table-cell table:style-name="ce2" table:formula="of:=&quot;$Java&quot;&amp;[.A58]&amp;&quot;%&quot;&amp;[.B58]" office:value-type="string" office:string-value="$JavaInterfaceIsType%Implements Bloch, Effective Java, Item 17 - Use Interfaces only to define types." calcext:value-type="string">
            <text:p>$JavaInterfaceIsType%Implements Bloch, Effective Java, Item 17 - Use Interfaces only to define type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naming.html#Modules" xlink:type="simple">InterfaceTypeParameterName</text:a></text:p>
          </table:table-cell>
          <table:table-cell table:style-name="ce2" office:value-type="string" calcext:value-type="string">
            <text:p>Checks that interface type parameter names conform to a format specified by the format property.</text:p>
          </table:table-cell>
          <table:table-cell table:style-name="ce2" table:formula="of:=&quot;$Java&quot;&amp;[.A59]&amp;&quot;%&quot;&amp;[.B59]" office:value-type="string" office:string-value="$JavaInterfaceTypeParameterName%Checks that interface type parameter names conform to a format specified by the format property." calcext:value-type="string">
            <text:p>$JavaInterfaceTypeParameterName%Checks that interface type parameter names conform to a format specified by the format property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metrics.html#JavaNCSS" xlink:type="simple">JavaNCSS</text:a></text:p>
          </table:table-cell>
          <table:table-cell table:style-name="ce2" office:value-type="string" calcext:value-type="string">
            <text:p>This check calculates the Non Commenting Source Statements (NCSS) metric for Java source files and methods.</text:p>
          </table:table-cell>
          <table:table-cell table:style-name="ce2" table:formula="of:=&quot;$Java&quot;&amp;[.A60]&amp;&quot;%&quot;&amp;[.B60]" office:value-type="string" office:string-value="$JavaJavaNCSS%This check calculates the Non Commenting Source Statements (NCSS) metric for Java source files and methods." calcext:value-type="string">
            <text:p>$JavaJavaNCSS%This check calculates the Non Commenting Source Statements (NCSS) metric for Java source files and method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javadoc.html#JavadocMethod" xlink:type="simple">JavadocMethod</text:a></text:p>
          </table:table-cell>
          <table:table-cell table:style-name="ce2" office:value-type="string" calcext:value-type="string">
            <text:p>Checks the Javadoc of a method or constructor.</text:p>
          </table:table-cell>
          <table:table-cell table:style-name="ce2" table:formula="of:=&quot;$Java&quot;&amp;[.A61]&amp;&quot;%&quot;&amp;[.B61]" office:value-type="string" office:string-value="$JavaJavadocMethod%Checks the Javadoc of a method or constructor." calcext:value-type="string">
            <text:p>$JavaJavadocMethod%Checks the Javadoc of a method or constructor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javadoc.html#JavadocPackage" xlink:type="simple">JavadocPackage</text:a></text:p>
          </table:table-cell>
          <table:table-cell table:style-name="ce2" office:value-type="string" calcext:value-type="string">
            <text:p>Checks that all packages have a package documentation.</text:p>
          </table:table-cell>
          <table:table-cell table:style-name="ce2" table:formula="of:=&quot;$Java&quot;&amp;[.A62]&amp;&quot;%&quot;&amp;[.B62]" office:value-type="string" office:string-value="$JavaJavadocPackage%Checks that all packages have a package documentation." calcext:value-type="string">
            <text:p>$JavaJavadocPackage%Checks that all packages have a package documentation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javadoc.html#JavadocTagContinuationIndentation" xlink:type="simple">JavadocTagContinuationIndentation</text:a></text:p>
          </table:table-cell>
          <table:table-cell table:style-name="ce2" office:value-type="string" calcext:value-type="string">
            <text:p>Checks the indentation of the continuation lines in at-clauses.</text:p>
          </table:table-cell>
          <table:table-cell table:style-name="ce2" table:formula="of:=&quot;$Java&quot;&amp;[.A63]&amp;&quot;%&quot;&amp;[.B63]" office:value-type="string" office:string-value="$JavaJavadocTagContinuationIndentation%Checks the indentation of the continuation lines in at-clauses." calcext:value-type="string">
            <text:p>$JavaJavadocTagContinuationIndentation%Checks the indentation of the continuation lines in at-clause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javadoc.html#JavadocParagraph" xlink:type="simple">JavadocParagraph</text:a></text:p>
          </table:table-cell>
          <table:table-cell table:style-name="ce2" office:value-type="string" calcext:value-type="string">
            <text:p>Checks Javadoc paragraphs.</text:p>
          </table:table-cell>
          <table:table-cell table:style-name="ce2" table:formula="of:=&quot;$Java&quot;&amp;[.A64]&amp;&quot;%&quot;&amp;[.B64]" office:value-type="string" office:string-value="$JavaJavadocParagraph%Checks Javadoc paragraphs." calcext:value-type="string">
            <text:p>$JavaJavadocParagraph%Checks Javadoc paragraph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javadoc.html#JavadocStyle" xlink:type="simple">JavadocStyle</text:a></text:p>
          </table:table-cell>
          <table:table-cell table:style-name="ce2" office:value-type="string" calcext:value-type="string">
            <text:p>Custom Checkstyle Check to validate Javadoc.</text:p>
          </table:table-cell>
          <table:table-cell table:style-name="ce2" table:formula="of:=&quot;$Java&quot;&amp;[.A65]&amp;&quot;%&quot;&amp;[.B65]" office:value-type="string" office:string-value="$JavaJavadocStyle%Custom Checkstyle Check to validate Javadoc." calcext:value-type="string">
            <text:p>$JavaJavadocStyle%Custom Checkstyle Check to validate Javadoc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javadoc.html#JavadocType" xlink:type="simple">JavadocType</text:a></text:p>
          </table:table-cell>
          <table:table-cell table:style-name="ce2" office:value-type="string" calcext:value-type="string">
            <text:p>Checks the Javadoc of a type.</text:p>
          </table:table-cell>
          <table:table-cell table:style-name="ce2" table:formula="of:=&quot;$Java&quot;&amp;[.A66]&amp;&quot;%&quot;&amp;[.B66]" office:value-type="string" office:string-value="$JavaJavadocType%Checks the Javadoc of a type." calcext:value-type="string">
            <text:p>$JavaJavadocType%Checks the Javadoc of a type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javadoc.html#JavadocVariable" xlink:type="simple">JavadocVariable</text:a></text:p>
          </table:table-cell>
          <table:table-cell table:style-name="ce2" office:value-type="string" calcext:value-type="string">
            <text:p>Checks that a variable has Javadoc comment.</text:p>
          </table:table-cell>
          <table:table-cell table:style-name="ce2" table:formula="of:=&quot;$Java&quot;&amp;[.A67]&amp;&quot;%&quot;&amp;[.B67]" office:value-type="string" office:string-value="$JavaJavadocVariable%Checks that a variable has Javadoc comment." calcext:value-type="string">
            <text:p>$JavaJavadocVariable%Checks that a variable has Javadoc comment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blocks.html#LeftCurly" xlink:type="simple">LeftCurly</text:a></text:p>
          </table:table-cell>
          <table:table-cell table:style-name="ce2" office:value-type="string" calcext:value-type="string">
            <text:p>Checks the placement of left curly braces on types, methods and other blocks:</text:p>
          </table:table-cell>
          <table:table-cell table:style-name="ce2" table:formula="of:=&quot;$Java&quot;&amp;[.A68]&amp;&quot;%&quot;&amp;[.B68]" office:value-type="string" office:string-value="$JavaLeftCurly%Checks the placement of left curly braces on types, methods and other blocks:" calcext:value-type="string">
            <text:p>$JavaLeftCurly%Checks the placement of left curly braces on types, methods and other blocks: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sizes.html#LineLength" xlink:type="simple">LineLength</text:a></text:p>
          </table:table-cell>
          <table:table-cell table:style-name="ce2" office:value-type="string" calcext:value-type="string">
            <text:p>Checks for long lines.</text:p>
          </table:table-cell>
          <table:table-cell table:style-name="ce2" table:formula="of:=&quot;$Java&quot;&amp;[.A69]&amp;&quot;%&quot;&amp;[.B69]" office:value-type="string" office:string-value="$JavaLineLength%Checks for long lines." calcext:value-type="string">
            <text:p>$JavaLineLength%Checks for long line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naming.html#Modules" xlink:type="simple">LocalFinalVariableName</text:a></text:p>
          </table:table-cell>
          <table:table-cell table:style-name="ce2" office:value-type="string" calcext:value-type="string">
            <text:p>Checks that local final variable names conform to a format specified by the format property.</text:p>
          </table:table-cell>
          <table:table-cell table:style-name="ce2" table:formula="of:=&quot;$Java&quot;&amp;[.A70]&amp;&quot;%&quot;&amp;[.B70]" office:value-type="string" office:string-value="$JavaLocalFinalVariableName%Checks that local final variable names conform to a format specified by the format property." calcext:value-type="string">
            <text:p>$JavaLocalFinalVariableName%Checks that local final variable names conform to a format specified by the format property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naming.html#LocalVariableName" xlink:type="simple">LocalVariableName</text:a></text:p>
          </table:table-cell>
          <table:table-cell table:style-name="ce2" office:value-type="string" calcext:value-type="string">
            <text:p>Checks that local, non-final variable names conform to a format specified by the format property.</text:p>
          </table:table-cell>
          <table:table-cell table:style-name="ce2" table:formula="of:=&quot;$Java&quot;&amp;[.A71]&amp;&quot;%&quot;&amp;[.B71]" office:value-type="string" office:string-value="$JavaLocalVariableName%Checks that local, non-final variable names conform to a format specified by the format property." calcext:value-type="string">
            <text:p>$JavaLocalVariableName%Checks that local, non-final variable names conform to a format specified by the format property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coding.html#MagicNumber" xlink:type="simple">MagicNumber</text:a></text:p>
          </table:table-cell>
          <table:table-cell table:style-name="ce2" office:value-type="string" calcext:value-type="string">
            <text:p>Checks for magic numbers.</text:p>
          </table:table-cell>
          <table:table-cell table:style-name="ce2" table:formula="of:=&quot;$Java&quot;&amp;[.A72]&amp;&quot;%&quot;&amp;[.B72]" office:value-type="string" office:string-value="$JavaMagicNumber%Checks for magic numbers." calcext:value-type="string">
            <text:p>$JavaMagicNumber%Checks for magic number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naming.html#Modules" xlink:type="simple">MemberName</text:a></text:p>
          </table:table-cell>
          <table:table-cell table:style-name="ce2" office:value-type="string" calcext:value-type="string">
            <text:p>Checks that instance variable names conform to a format specified by the format property.</text:p>
          </table:table-cell>
          <table:table-cell table:style-name="ce2" table:formula="of:=&quot;$Java&quot;&amp;[.A73]&amp;&quot;%&quot;&amp;[.B73]" office:value-type="string" office:string-value="$JavaMemberName%Checks that instance variable names conform to a format specified by the format property." calcext:value-type="string">
            <text:p>$JavaMemberName%Checks that instance variable names conform to a format specified by the format property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sizes.html#MethodCount" xlink:type="simple">MethodCount</text:a></text:p>
          </table:table-cell>
          <table:table-cell table:style-name="ce2" office:value-type="string" calcext:value-type="string">
            <text:p>Checks the number of methods declared in each type.</text:p>
          </table:table-cell>
          <table:table-cell table:style-name="ce2" table:formula="of:=&quot;$Java&quot;&amp;[.A74]&amp;&quot;%&quot;&amp;[.B74]" office:value-type="string" office:string-value="$JavaMethodCount%Checks the number of methods declared in each type." calcext:value-type="string">
            <text:p>$JavaMethodCount%Checks the number of methods declared in each type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sizes.html#MethodLength" xlink:type="simple">MethodLength</text:a></text:p>
          </table:table-cell>
          <table:table-cell table:style-name="ce2" office:value-type="string" calcext:value-type="string">
            <text:p>Checks for long methods.</text:p>
          </table:table-cell>
          <table:table-cell table:style-name="ce2" table:formula="of:=&quot;$Java&quot;&amp;[.A75]&amp;&quot;%&quot;&amp;[.B75]" office:value-type="string" office:string-value="$JavaMethodLength%Checks for long methods." calcext:value-type="string">
            <text:p>$JavaMethodLength%Checks for long method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naming.html#MethodName" xlink:type="simple">MethodName</text:a></text:p>
          </table:table-cell>
          <table:table-cell table:style-name="ce2" office:value-type="string" calcext:value-type="string">
            <text:p>Checks that method names conform to a format specified by the format property.</text:p>
          </table:table-cell>
          <table:table-cell table:style-name="ce2" table:formula="of:=&quot;$Java&quot;&amp;[.A76]&amp;&quot;%&quot;&amp;[.B76]" office:value-type="string" office:string-value="$JavaMethodName%Checks that method names conform to a format specified by the format property." calcext:value-type="string">
            <text:p>$JavaMethodName%Checks that method names conform to a format specified by the format property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whitespace.html#MethodParamPad" xlink:type="simple">MethodParamPad</text:a></text:p>
          </table:table-cell>
          <table:table-cell table:style-name="ce2" office:value-type="string" calcext:value-type="string">
            <text:p>Checks the padding between the identifier of a method definition, constructor definition, method call, or constructor invocation; and the left parenthesis of the parameter list.</text:p>
          </table:table-cell>
          <table:table-cell table:style-name="ce2" table:formula="of:=&quot;$Java&quot;&amp;[.A77]&amp;&quot;%&quot;&amp;[.B77]" office:value-type="string" office:string-value="$JavaMethodParamPad%Checks the padding between the identifier of a method definition, constructor definition, method call, or constructor invocation; and the left parenthesis of the parameter list." calcext:value-type="string">
            <text:p>$JavaMethodParamPad%Checks the padding between the identifier of a method definition, constructor definition, method call, or constructor invocation; and the left parenthesis of the parameter list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naming.html#Modules" xlink:type="simple">MethodTypeParameterName</text:a></text:p>
          </table:table-cell>
          <table:table-cell table:style-name="ce2" office:value-type="string" calcext:value-type="string">
            <text:p>Checks that class type parameter names conform to a format specified by the format property.</text:p>
          </table:table-cell>
          <table:table-cell table:style-name="ce2" table:formula="of:=&quot;$Java&quot;&amp;[.A78]&amp;&quot;%&quot;&amp;[.B78]" office:value-type="string" office:string-value="$JavaMethodTypeParameterName%Checks that class type parameter names conform to a format specified by the format property." calcext:value-type="string">
            <text:p>$JavaMethodTypeParameterName%Checks that class type parameter names conform to a format specified by the format property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coding.html#MissingCtor" xlink:type="simple">MissingCtor</text:a></text:p>
          </table:table-cell>
          <table:table-cell table:style-name="ce2" office:value-type="string" calcext:value-type="string">
            <text:p>Checks that classes (except abstract one) define a ctor and don't rely on the default one.</text:p>
          </table:table-cell>
          <table:table-cell table:style-name="ce2" table:formula="of:=&quot;$Java&quot;&amp;[.A79]&amp;&quot;%&quot;&amp;[.B79]" office:value-type="string" office:string-value="$JavaMissingCtor%Checks that classes (except abstract one) define a ctor and don't rely on the default one." calcext:value-type="string">
            <text:p>$JavaMissingCtor%Checks that classes (except abstract one) define a ctor and don't rely on the default one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annotation.html#MissingDeprecated" xlink:type="simple">MissingDeprecated</text:a></text:p>
          </table:table-cell>
          <table:table-cell table:style-name="ce2" office:value-type="string" calcext:value-type="string">
            <text:p>This class is used to verify that both the</text:p>
          </table:table-cell>
          <table:table-cell table:style-name="ce2" table:formula="of:=&quot;$Java&quot;&amp;[.A80]&amp;&quot;%&quot;&amp;[.B80]" office:value-type="string" office:string-value="$JavaMissingDeprecated%This class is used to verify that both the" calcext:value-type="string">
            <text:p>$JavaMissingDeprecated%This class is used to verify that both th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annotation.html#MissingOverride" xlink:type="simple">MissingOverride</text:a></text:p>
          </table:table-cell>
          <table:table-cell table:style-name="ce2" office:value-type="string" calcext:value-type="string">
            <text:p>This class is used to verify that the</text:p>
          </table:table-cell>
          <table:table-cell table:style-name="ce2" table:formula="of:=&quot;$Java&quot;&amp;[.A81]&amp;&quot;%&quot;&amp;[.B81]" office:value-type="string" office:string-value="$JavaMissingOverride%This class is used to verify that the" calcext:value-type="string">
            <text:p>$JavaMissingOverride%This class is used to verify that th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coding.html#MissingSwitchDefault" xlink:type="simple">MissingSwitchDefault</text:a></text:p>
          </table:table-cell>
          <table:table-cell table:style-name="ce2" office:value-type="string" calcext:value-type="string">
            <text:p>Checks that switch statement has "default" clause.</text:p>
          </table:table-cell>
          <table:table-cell table:style-name="ce2" table:formula="of:=&quot;$Java&quot;&amp;[.A82]&amp;&quot;%&quot;&amp;[.B82]" office:value-type="string" office:string-value="$JavaMissingSwitchDefault%Checks that switch statement has &quot;default&quot; clause." calcext:value-type="string">
            <text:p>$JavaMissingSwitchDefault%Checks that switch statement has "default" clause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coding.html#ModifiedControlVariable" xlink:type="simple">ModifiedControlVariable</text:a></text:p>
          </table:table-cell>
          <table:table-cell table:style-name="ce2" office:value-type="string" calcext:value-type="string">
            <text:p>Check for ensuring that for loop control variables are not modified inside the for block.</text:p>
          </table:table-cell>
          <table:table-cell table:style-name="ce2" table:formula="of:=&quot;$Java&quot;&amp;[.A83]&amp;&quot;%&quot;&amp;[.B83]" office:value-type="string" office:string-value="$JavaModifiedControlVariable%Check for ensuring that for loop control variables are not modified inside the for block." calcext:value-type="string">
            <text:p>$JavaModifiedControlVariable%Check for ensuring that for loop control variables are not modified inside the for block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modifier.html#ModifierOrder" xlink:type="simple">ModifierOrder</text:a></text:p>
          </table:table-cell>
          <table:table-cell table:style-name="ce2" office:value-type="string" calcext:value-type="string">
            <text:p>Checks that the order of modifiers conforms to the suggestions in the <text:a xlink:href="http://java.sun.com/docs/books/jls/second_edition/html/classes.doc.html" xlink:type="simple">Java Language specification, sections 8.1.1, 8.3.1 and 8.4.3</text:a>.</text:p>
          </table:table-cell>
          <table:table-cell table:style-name="ce2" table:formula="of:=&quot;$Java&quot;&amp;[.A84]&amp;&quot;%&quot;&amp;[.B84]" office:value-type="string" office:string-value="$JavaModifierOrder%Checks that the order of modifiers conforms to the suggestions in the Java Language specification, sections 8.1.1, 8.3.1 and 8.4.3." calcext:value-type="string">
            <text:p>$JavaModifierOrder%Checks that the order of modifiers conforms to the suggestions in the Java Language specification, sections 8.1.1, 8.3.1 and 8.4.3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coding.html#MultipleStringLiterals" xlink:type="simple">MultipleStringLiterals</text:a></text:p>
          </table:table-cell>
          <table:table-cell table:style-name="ce2" office:value-type="string" calcext:value-type="string">
            <text:p>Checks for multiple occurrences of the same string literal within a single file.</text:p>
          </table:table-cell>
          <table:table-cell table:style-name="ce2" table:formula="of:=&quot;$Java&quot;&amp;[.A85]&amp;&quot;%&quot;&amp;[.B85]" office:value-type="string" office:string-value="$JavaMultipleStringLiterals%Checks for multiple occurrences of the same string literal within a single file." calcext:value-type="string">
            <text:p>$JavaMultipleStringLiterals%Checks for multiple occurrences of the same string literal within a single file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coding.html#MultipleVariableDeclarations" xlink:type="simple">MultipleVariableDeclarations</text:a></text:p>
          </table:table-cell>
          <table:table-cell table:style-name="ce2" office:value-type="string" calcext:value-type="string">
            <text:p>Checks that each variable declaration is in its own statement and on its own line.</text:p>
          </table:table-cell>
          <table:table-cell table:style-name="ce2" table:formula="of:=&quot;$Java&quot;&amp;[.A86]&amp;&quot;%&quot;&amp;[.B86]" office:value-type="string" office:string-value="$JavaMultipleVariableDeclarations%Checks that each variable declaration is in its own statement and on its own line." calcext:value-type="string">
            <text:p>$JavaMultipleVariableDeclarations%Checks that each variable declaration is in its own statement and on its own line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design.html#MutableException" xlink:type="simple">MutableException</text:a></text:p>
          </table:table-cell>
          <table:table-cell table:style-name="ce2" office:value-type="string" calcext:value-type="string">
            <text:p>Ensures that exceptions (defined as any class name conforming to some regular expression) are immutable.</text:p>
          </table:table-cell>
          <table:table-cell table:style-name="ce2" table:formula="of:=&quot;$Java&quot;&amp;[.A87]&amp;&quot;%&quot;&amp;[.B87]" office:value-type="string" office:string-value="$JavaMutableException%Ensures that exceptions (defined as any class name conforming to some regular expression) are immutable." calcext:value-type="string">
            <text:p>$JavaMutableException%Ensures that exceptions (defined as any class name conforming to some regular expression) are immutable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metrics.html#NPathComplexity" xlink:type="simple">NPathComplexity</text:a></text:p>
          </table:table-cell>
          <table:table-cell table:style-name="ce2" office:value-type="string" calcext:value-type="string">
            <text:p>Checks the npath complexity against a specified limit (default = 200).</text:p>
          </table:table-cell>
          <table:table-cell table:style-name="ce2" table:formula="of:=&quot;$Java&quot;&amp;[.A88]&amp;&quot;%&quot;&amp;[.B88]" office:value-type="string" office:string-value="$JavaNPathComplexity%Checks the npath complexity against a specified limit (default = 200)." calcext:value-type="string">
            <text:p>$JavaNPathComplexity%Checks the npath complexity against a specified limit (default = 200)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blocks.html#NeedBraces" xlink:type="simple">NeedBraces</text:a></text:p>
          </table:table-cell>
          <table:table-cell table:style-name="ce2" office:value-type="string" calcext:value-type="string">
            <text:p>Checks for braces around code blocks.</text:p>
          </table:table-cell>
          <table:table-cell table:style-name="ce2" table:formula="of:=&quot;$Java&quot;&amp;[.A89]&amp;&quot;%&quot;&amp;[.B89]" office:value-type="string" office:string-value="$JavaNeedBraces%Checks for braces around code blocks." calcext:value-type="string">
            <text:p>$JavaNeedBraces%Checks for braces around code block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coding.html#NestedForDepth" xlink:type="simple">NestedForDepth</text:a></text:p>
          </table:table-cell>
          <table:table-cell table:style-name="ce2" office:value-type="string" calcext:value-type="string">
            <text:p>Restricts nested for blocks to a specified depth (default = 1).</text:p>
          </table:table-cell>
          <table:table-cell table:style-name="ce2" table:formula="of:=&quot;$Java&quot;&amp;[.A90]&amp;&quot;%&quot;&amp;[.B90]" office:value-type="string" office:string-value="$JavaNestedForDepth%Restricts nested for blocks to a specified depth (default = 1)." calcext:value-type="string">
            <text:p>$JavaNestedForDepth%Restricts nested for blocks to a specified depth (default = 1)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coding.html#NestedIfDepth" xlink:type="simple">NestedIfDepth</text:a></text:p>
          </table:table-cell>
          <table:table-cell table:style-name="ce2" office:value-type="string" calcext:value-type="string">
            <text:p>Restricts nested if-else blocks to a specified depth (default = 1).</text:p>
          </table:table-cell>
          <table:table-cell table:style-name="ce2" table:formula="of:=&quot;$Java&quot;&amp;[.A91]&amp;&quot;%&quot;&amp;[.B91]" office:value-type="string" office:string-value="$JavaNestedIfDepth%Restricts nested if-else blocks to a specified depth (default = 1)." calcext:value-type="string">
            <text:p>$JavaNestedIfDepth%Restricts nested if-else blocks to a specified depth (default = 1)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coding.html#NestedTryDepth" xlink:type="simple">NestedTryDepth</text:a></text:p>
          </table:table-cell>
          <table:table-cell table:style-name="ce2" office:value-type="string" calcext:value-type="string">
            <text:p>Restricts nested try-catch-finally blocks to a specified depth (default = 1).</text:p>
          </table:table-cell>
          <table:table-cell table:style-name="ce2" table:formula="of:=&quot;$Java&quot;&amp;[.A92]&amp;&quot;%&quot;&amp;[.B92]" office:value-type="string" office:string-value="$JavaNestedTryDepth%Restricts nested try-catch-finally blocks to a specified depth (default = 1)." calcext:value-type="string">
            <text:p>$JavaNestedTryDepth%Restricts nested try-catch-finally blocks to a specified depth (default = 1)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misc.html#NewlineAtEndOfFile" xlink:type="simple">NewlineAtEndOfFile</text:a></text:p>
          </table:table-cell>
          <table:table-cell table:style-name="ce2" office:value-type="string" calcext:value-type="string">
            <text:p>Checks that there is a newline at the end of each file.</text:p>
          </table:table-cell>
          <table:table-cell table:style-name="ce2" table:formula="of:=&quot;$Java&quot;&amp;[.A93]&amp;&quot;%&quot;&amp;[.B93]" office:value-type="string" office:string-value="$JavaNewlineAtEndOfFile%Checks that there is a newline at the end of each file." calcext:value-type="string">
            <text:p>$JavaNewlineAtEndOfFile%Checks that there is a newline at the end of each file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coding.html#NoClone" xlink:type="simple">NoClone</text:a></text:p>
          </table:table-cell>
          <table:table-cell table:style-name="ce2" office:value-type="string" calcext:value-type="string">
            <text:p>Checks that the clone method is not overridden from the Object class.</text:p>
          </table:table-cell>
          <table:table-cell table:style-name="ce2" table:formula="of:=&quot;$Java&quot;&amp;[.A94]&amp;&quot;%&quot;&amp;[.B94]" office:value-type="string" office:string-value="$JavaNoClone%Checks that the clone method is not overridden from the Object class." calcext:value-type="string">
            <text:p>$JavaNoClone%Checks that the clone method is not overridden from the Object clas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coding.html#NoFinalizer" xlink:type="simple">NoFinalizer</text:a></text:p>
          </table:table-cell>
          <table:table-cell table:style-name="ce2" office:value-type="string" calcext:value-type="string">
            <text:p>Checks that no method having zero parameters is defined using the name finalize.</text:p>
          </table:table-cell>
          <table:table-cell table:style-name="ce2" table:formula="of:=&quot;$Java&quot;&amp;[.A95]&amp;&quot;%&quot;&amp;[.B95]" office:value-type="string" office:string-value="$JavaNoFinalizer%Checks that no method having zero parameters is defined using the name finalize." calcext:value-type="string">
            <text:p>$JavaNoFinalizer%Checks that no method having zero parameters is defined using the name finalize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javadoc.html#NonEmptyAtclauseDescription" xlink:type="simple">NonEmptyAtclauseDescription</text:a></text:p>
          </table:table-cell>
          <table:table-cell table:style-name="ce2" office:value-type="string" calcext:value-type="string">
            <text:p>Checks that the at-clause tag is followed by description .</text:p>
          </table:table-cell>
          <table:table-cell table:style-name="ce2" table:formula="of:=&quot;$Java&quot;&amp;[.A96]&amp;&quot;%&quot;&amp;[.B96]" office:value-type="string" office:string-value="$JavaNonEmptyAtclauseDescription%Checks that the at-clause tag is followed by description ." calcext:value-type="string">
            <text:p>$JavaNonEmptyAtclauseDescription%Checks that the at-clause tag is followed by description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whitespace.html#NoLineWrap" xlink:type="simple">NoLineWrap</text:a></text:p>
          </table:table-cell>
          <table:table-cell table:style-name="ce2" office:value-type="string" calcext:value-type="string">
            <text:p>Checks that chosen statements are not line-wrapped.</text:p>
          </table:table-cell>
          <table:table-cell table:style-name="ce2" table:formula="of:=&quot;$Java&quot;&amp;[.A97]&amp;&quot;%&quot;&amp;[.B97]" office:value-type="string" office:string-value="$JavaNoLineWrap%Checks that chosen statements are not line-wrapped." calcext:value-type="string">
            <text:p>$JavaNoLineWrap%Checks that chosen statements are not line-wrapped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whitespace.html#NoWhitespaceAfter" xlink:type="simple">NoWhitespaceAfter</text:a></text:p>
          </table:table-cell>
          <table:table-cell table:style-name="ce2" office:value-type="string" calcext:value-type="string">
            <text:p>Checks that there is no whitespace after a token.</text:p>
          </table:table-cell>
          <table:table-cell table:style-name="ce2" table:formula="of:=&quot;$Java&quot;&amp;[.A98]&amp;&quot;%&quot;&amp;[.B98]" office:value-type="string" office:string-value="$JavaNoWhitespaceAfter%Checks that there is no whitespace after a token." calcext:value-type="string">
            <text:p>$JavaNoWhitespaceAfter%Checks that there is no whitespace after a token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whitespace.html#NoWhitespaceBefore" xlink:type="simple">NoWhitespaceBefore</text:a></text:p>
          </table:table-cell>
          <table:table-cell table:style-name="ce2" office:value-type="string" calcext:value-type="string">
            <text:p>Checks that there is no whitespace before a token.</text:p>
          </table:table-cell>
          <table:table-cell table:style-name="ce2" table:formula="of:=&quot;$Java&quot;&amp;[.A99]&amp;&quot;%&quot;&amp;[.B99]" office:value-type="string" office:string-value="$JavaNoWhitespaceBefore%Checks that there is no whitespace before a token." calcext:value-type="string">
            <text:p>$JavaNoWhitespaceBefore%Checks that there is no whitespace before a token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coding.html#OneStatementPerLine" xlink:type="simple">OneStatementPerLine</text:a></text:p>
          </table:table-cell>
          <table:table-cell table:style-name="ce2" office:value-type="string" calcext:value-type="string">
            <text:p>Checks there is only one statement per line.</text:p>
          </table:table-cell>
          <table:table-cell table:style-name="ce2" table:formula="of:=&quot;$Java&quot;&amp;[.A100]&amp;&quot;%&quot;&amp;[.B100]" office:value-type="string" office:string-value="$JavaOneStatementPerLine%Checks there is only one statement per line." calcext:value-type="string">
            <text:p>$JavaOneStatementPerLine%Checks there is only one statement per line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design.html#OneTopLevelClass" xlink:type="simple">OneTopLevelClass</text:a></text:p>
          </table:table-cell>
          <table:table-cell table:style-name="ce2" office:value-type="string" calcext:value-type="string">
            <text:p>Checks that each top-level class, interfaces or enum resides in a source file of its own.</text:p>
          </table:table-cell>
          <table:table-cell table:style-name="ce2" table:formula="of:=&quot;$Java&quot;&amp;[.A101]&amp;&quot;%&quot;&amp;[.B101]" office:value-type="string" office:string-value="$JavaOneTopLevelClass%Checks that each top-level class, interfaces or enum resides in a source file of its own." calcext:value-type="string">
            <text:p>$JavaOneTopLevelClass%Checks that each top-level class, interfaces or enum resides in a source file of its own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whitespace.html#OperatorWrap" xlink:type="simple">OperatorWrap</text:a></text:p>
          </table:table-cell>
          <table:table-cell table:style-name="ce2" office:value-type="string" calcext:value-type="string">
            <text:p>Checks line wrapping for operators.</text:p>
          </table:table-cell>
          <table:table-cell table:style-name="ce2" table:formula="of:=&quot;$Java&quot;&amp;[.A102]&amp;&quot;%&quot;&amp;[.B102]" office:value-type="string" office:string-value="$JavaOperatorWrap%Checks line wrapping for operators." calcext:value-type="string">
            <text:p>$JavaOperatorWrap%Checks line wrapping for operator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misc.html#OuterTypeFilename" xlink:type="simple">OuterTypeFilename</text:a></text:p>
          </table:table-cell>
          <table:table-cell table:style-name="ce2" office:value-type="string" calcext:value-type="string">
            <text:p>Checks that the outer type name and the file name match.</text:p>
          </table:table-cell>
          <table:table-cell table:style-name="ce2" table:formula="of:=&quot;$Java&quot;&amp;[.A103]&amp;&quot;%&quot;&amp;[.B103]" office:value-type="string" office:string-value="$JavaOuterTypeFilename%Checks that the outer type name and the file name match." calcext:value-type="string">
            <text:p>$JavaOuterTypeFilename%Checks that the outer type name and the file name match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sizes.html#OuterTypeNumber" xlink:type="simple">OuterTypeNumber</text:a></text:p>
          </table:table-cell>
          <table:table-cell table:style-name="ce2" office:value-type="string" calcext:value-type="string">
            <text:p>Checks for the number of defined types at the "outer" level.</text:p>
          </table:table-cell>
          <table:table-cell table:style-name="ce2" table:formula="of:=&quot;$Java&quot;&amp;[.A104]&amp;&quot;%&quot;&amp;[.B104]" office:value-type="string" office:string-value="$JavaOuterTypeNumber%Checks for the number of defined types at the &quot;outer&quot; level." calcext:value-type="string">
            <text:p>$JavaOuterTypeNumber%Checks for the number of defined types at the "outer" level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annotation.html#PackageAnnotation" xlink:type="simple">PackageAnnotation</text:a></text:p>
          </table:table-cell>
          <table:table-cell table:style-name="ce2" office:value-type="string" calcext:value-type="string">
            <text:p>This check makes sure that all package annotations are in the package-info.java file.</text:p>
          </table:table-cell>
          <table:table-cell table:style-name="ce2" table:formula="of:=&quot;$Java&quot;&amp;[.A105]&amp;&quot;%&quot;&amp;[.B105]" office:value-type="string" office:string-value="$JavaPackageAnnotation%This check makes sure that all package annotations are in the package-info.java file." calcext:value-type="string">
            <text:p>$JavaPackageAnnotation%This check makes sure that all package annotations are in the package-info.java file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coding.html#PackageDeclaration" xlink:type="simple">PackageDeclaration</text:a></text:p>
          </table:table-cell>
          <table:table-cell table:style-name="ce2" office:value-type="string" calcext:value-type="string">
            <text:p>Ensures there is a package declaration and (optionally) in the correct directory.</text:p>
          </table:table-cell>
          <table:table-cell table:style-name="ce2" table:formula="of:=&quot;$Java&quot;&amp;[.A106]&amp;&quot;%&quot;&amp;[.B106]" office:value-type="string" office:string-value="$JavaPackageDeclaration%Ensures there is a package declaration and (optionally) in the correct directory." calcext:value-type="string">
            <text:p>$JavaPackageDeclaration%Ensures there is a package declaration and (optionally) in the correct directory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naming.html#Modules" xlink:type="simple">PackageName</text:a></text:p>
          </table:table-cell>
          <table:table-cell table:style-name="ce2" office:value-type="string" calcext:value-type="string">
            <text:p>Checks that package names conform to a format specified by the format property.</text:p>
          </table:table-cell>
          <table:table-cell table:style-name="ce2" table:formula="of:=&quot;$Java&quot;&amp;[.A107]&amp;&quot;%&quot;&amp;[.B107]" office:value-type="string" office:string-value="$JavaPackageName%Checks that package names conform to a format specified by the format property." calcext:value-type="string">
            <text:p>$JavaPackageName%Checks that package names conform to a format specified by the format property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coding.html#ParameterAssignment" xlink:type="simple">ParameterAssignment</text:a></text:p>
          </table:table-cell>
          <table:table-cell table:style-name="ce2" office:value-type="string" calcext:value-type="string">
            <text:p>Disallow assignment of parameters.</text:p>
          </table:table-cell>
          <table:table-cell table:style-name="ce2" table:formula="of:=&quot;$Java&quot;&amp;[.A108]&amp;&quot;%&quot;&amp;[.B108]" office:value-type="string" office:string-value="$JavaParameterAssignment%Disallow assignment of parameters." calcext:value-type="string">
            <text:p>$JavaParameterAssignment%Disallow assignment of parameter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naming.html#Modules" xlink:type="simple">ParameterName</text:a></text:p>
          </table:table-cell>
          <table:table-cell table:style-name="ce2" office:value-type="string" calcext:value-type="string">
            <text:p>Checks that parameter names conform to a format specified by the format property.</text:p>
          </table:table-cell>
          <table:table-cell table:style-name="ce2" table:formula="of:=&quot;$Java&quot;&amp;[.A109]&amp;&quot;%&quot;&amp;[.B109]" office:value-type="string" office:string-value="$JavaParameterName%Checks that parameter names conform to a format specified by the format property." calcext:value-type="string">
            <text:p>$JavaParameterName%Checks that parameter names conform to a format specified by the format property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sizes.html#ParameterNumber" xlink:type="simple">ParameterNumber</text:a></text:p>
          </table:table-cell>
          <table:table-cell table:style-name="ce2" office:value-type="string" calcext:value-type="string">
            <text:p>Checks the number of parameters that a method or constructor has.</text:p>
          </table:table-cell>
          <table:table-cell table:style-name="ce2" table:formula="of:=&quot;$Java&quot;&amp;[.A110]&amp;&quot;%&quot;&amp;[.B110]" office:value-type="string" office:string-value="$JavaParameterNumber%Checks the number of parameters that a method or constructor has." calcext:value-type="string">
            <text:p>$JavaParameterNumber%Checks the number of parameters that a method or constructor ha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whitespace.html#ParenPad" xlink:type="simple">ParenPad</text:a></text:p>
          </table:table-cell>
          <table:table-cell table:style-name="ce2" office:value-type="string" calcext:value-type="string">
            <text:p>Checks the padding of parentheses; that is whether a space is required after a left parenthesis and before a right parenthesis, or such spaces are forbidden, with the exception that it does not check for padding of the right parenthesis at an empty for iterator.</text:p>
          </table:table-cell>
          <table:table-cell table:style-name="ce2" table:formula="of:=&quot;$Java&quot;&amp;[.A111]&amp;&quot;%&quot;&amp;[.B111]" office:value-type="string" office:string-value="$JavaParenPad%Checks the padding of parentheses; that is whether a space is required after a left parenthesis and before a right parenthesis, or such spaces are forbidden, with the exception that it does not check for padding of the right parenthesis at an empty for iterator." calcext:value-type="string">
            <text:p>$JavaParenPad%Checks the padding of parentheses; that is whether a space is required after a left parenthesis and before a right parenthesis, or such spaces are forbidden, with the exception that it does not check for padding of the right parenthesis at an empty for iterator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imports.html#RedundantImport" xlink:type="simple">RedundantImport</text:a></text:p>
          </table:table-cell>
          <table:table-cell table:style-name="ce2" office:value-type="string" calcext:value-type="string">
            <text:p>Checks for imports that are redundant.</text:p>
          </table:table-cell>
          <table:table-cell table:style-name="ce2" table:formula="of:=&quot;$Java&quot;&amp;[.A112]&amp;&quot;%&quot;&amp;[.B112]" office:value-type="string" office:string-value="$JavaRedundantImport%Checks for imports that are redundant." calcext:value-type="string">
            <text:p>$JavaRedundantImport%Checks for imports that are redundant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modifier.html#RedundantModifier" xlink:type="simple">RedundantModifier</text:a></text:p>
          </table:table-cell>
          <table:table-cell table:style-name="ce2" office:value-type="string" calcext:value-type="string">
            <text:p>Checks for redundant modifiers in interface and annotation definitions.</text:p>
          </table:table-cell>
          <table:table-cell table:style-name="ce2" table:formula="of:=&quot;$Java&quot;&amp;[.A113]&amp;&quot;%&quot;&amp;[.B113]" office:value-type="string" office:string-value="$JavaRedundantModifier%Checks for redundant modifiers in interface and annotation definitions." calcext:value-type="string">
            <text:p>$JavaRedundantModifier%Checks for redundant modifiers in interface and annotation definition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misc.html#Regexp" xlink:type="simple">Regexp</text:a></text:p>
          </table:table-cell>
          <table:table-cell table:style-name="ce2" office:value-type="string" calcext:value-type="string">
            <text:p>A check that makes sure that a specified pattern exists (or not) in the file.</text:p>
          </table:table-cell>
          <table:table-cell table:style-name="ce2" table:formula="of:=&quot;$Java&quot;&amp;[.A114]&amp;&quot;%&quot;&amp;[.B114]" office:value-type="string" office:string-value="$JavaRegexp%A check that makes sure that a specified pattern exists (or not) in the file." calcext:value-type="string">
            <text:p>$JavaRegexp%A check that makes sure that a specified pattern exists (or not) in the file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header.html#RegexpHeader" xlink:type="simple">RegexpHeader</text:a></text:p>
          </table:table-cell>
          <table:table-cell table:style-name="ce2" office:value-type="string" calcext:value-type="string">
            <text:p>Checks the header of the source against a header file that contains a</text:p>
          </table:table-cell>
          <table:table-cell table:style-name="ce2" table:formula="of:=&quot;$Java&quot;&amp;[.A115]&amp;&quot;%&quot;&amp;[.B115]" office:value-type="string" office:string-value="$JavaRegexpHeader%Checks the header of the source against a header file that contains a" calcext:value-type="string">
            <text:p>$JavaRegexpHeader%Checks the header of the source against a header file that contains 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regexp.html#RegexpMultiline" xlink:type="simple">RegexpMultiline</text:a></text:p>
          </table:table-cell>
          <table:table-cell table:style-name="ce2" office:value-type="string" calcext:value-type="string">
            <text:p>Implementation of a check that looks that matches across multiple lines in any file type.</text:p>
          </table:table-cell>
          <table:table-cell table:style-name="ce2" table:formula="of:=&quot;$Java&quot;&amp;[.A116]&amp;&quot;%&quot;&amp;[.B116]" office:value-type="string" office:string-value="$JavaRegexpMultiline%Implementation of a check that looks that matches across multiple lines in any file type." calcext:value-type="string">
            <text:p>$JavaRegexpMultiline%Implementation of a check that looks that matches across multiple lines in any file type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regexp.html#RegexpSingleline" xlink:type="simple">RegexpSingleline</text:a></text:p>
          </table:table-cell>
          <table:table-cell table:style-name="ce2" office:value-type="string" calcext:value-type="string">
            <text:p>Implementation of a check that looks for a single line in any file type.</text:p>
          </table:table-cell>
          <table:table-cell table:style-name="ce2" table:formula="of:=&quot;$Java&quot;&amp;[.A117]&amp;&quot;%&quot;&amp;[.B117]" office:value-type="string" office:string-value="$JavaRegexpSingleline%Implementation of a check that looks for a single line in any file type." calcext:value-type="string">
            <text:p>$JavaRegexpSingleline%Implementation of a check that looks for a single line in any file type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regexp.html#RegexpSinglelineJava" xlink:type="simple">RegexpSinglelineJava</text:a></text:p>
          </table:table-cell>
          <table:table-cell table:style-name="ce2" office:value-type="string" calcext:value-type="string">
            <text:p>Implementation of a check that looks for a single line in Java files.</text:p>
          </table:table-cell>
          <table:table-cell table:style-name="ce2" table:formula="of:=&quot;$Java&quot;&amp;[.A118]&amp;&quot;%&quot;&amp;[.B118]" office:value-type="string" office:string-value="$JavaRegexpSinglelineJava%Implementation of a check that looks for a single line in Java files." calcext:value-type="string">
            <text:p>$JavaRegexpSinglelineJava%Implementation of a check that looks for a single line in Java file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coding.html#RequireThis" xlink:type="simple">RequireThis</text:a></text:p>
          </table:table-cell>
          <table:table-cell table:style-name="ce2" office:value-type="string" calcext:value-type="string">
            <text:p>Checks that code doesn't rely on the "this" default.</text:p>
          </table:table-cell>
          <table:table-cell table:style-name="ce2" table:formula="of:=&quot;$Java&quot;&amp;[.A119]&amp;&quot;%&quot;&amp;[.B119]" office:value-type="string" office:string-value="$JavaRequireThis%Checks that code doesn't rely on the &quot;this&quot; default." calcext:value-type="string">
            <text:p>$JavaRequireThis%Checks that code doesn't rely on the "this" default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coding.html#ReturnCount" xlink:type="simple">ReturnCount</text:a></text:p>
          </table:table-cell>
          <table:table-cell table:style-name="ce2" office:value-type="string" calcext:value-type="string">
            <text:p>Restricts return statements to a specified count (default = 2).</text:p>
          </table:table-cell>
          <table:table-cell table:style-name="ce2" table:formula="of:=&quot;$Java&quot;&amp;[.A120]&amp;&quot;%&quot;&amp;[.B120]" office:value-type="string" office:string-value="$JavaReturnCount%Restricts return statements to a specified count (default = 2)." calcext:value-type="string">
            <text:p>$JavaReturnCount%Restricts return statements to a specified count (default = 2)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blocks.html#RightCurly" xlink:type="simple">RightCurly</text:a></text:p>
          </table:table-cell>
          <table:table-cell table:style-name="ce2" office:value-type="string" calcext:value-type="string">
            <text:p>Checks the placement of right curly braces.</text:p>
          </table:table-cell>
          <table:table-cell table:style-name="ce2" table:formula="of:=&quot;$Java&quot;&amp;[.A121]&amp;&quot;%&quot;&amp;[.B121]" office:value-type="string" office:string-value="$JavaRightCurly%Checks the placement of right curly braces." calcext:value-type="string">
            <text:p>$JavaRightCurly%Checks the placement of right curly brace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whitespace.html#SeparatorWrap" xlink:type="simple">SeparatorWrap</text:a></text:p>
          </table:table-cell>
          <table:table-cell table:style-name="ce2" office:value-type="string" calcext:value-type="string">
            <text:p>Checks line wrapping with separators.</text:p>
          </table:table-cell>
          <table:table-cell table:style-name="ce2" table:formula="of:=&quot;$Java&quot;&amp;[.A122]&amp;&quot;%&quot;&amp;[.B122]" office:value-type="string" office:string-value="$JavaSeparatorWrap%Checks line wrapping with separators." calcext:value-type="string">
            <text:p>$JavaSeparatorWrap%Checks line wrapping with separator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javadoc.html#SingleLineJavadoc" xlink:type="simple">SingleLineJavadoc</text:a></text:p>
          </table:table-cell>
          <table:table-cell table:style-name="ce2" office:value-type="string" calcext:value-type="string">
            <text:p>Checks that a JavaDoc block which can fit on a single line and doesn't contain at-clauses</text:p>
          </table:table-cell>
          <table:table-cell table:style-name="ce2" table:formula="of:=&quot;$Java&quot;&amp;[.A123]&amp;&quot;%&quot;&amp;[.B123]" office:value-type="string" office:string-value="$JavaSingleLineJavadoc%Checks that a JavaDoc block which can fit on a single line and doesn't contain at-clauses" calcext:value-type="string">
            <text:p>$JavaSingleLineJavadoc%Checks that a JavaDoc block which can fit on a single line and doesn't contain at-clause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coding.html#SimplifyBooleanExpression" xlink:type="simple">SimplifyBooleanExpression</text:a></text:p>
          </table:table-cell>
          <table:table-cell table:style-name="ce2" office:value-type="string" calcext:value-type="string">
            <text:p>Checks for overly complicated boolean expressions.</text:p>
          </table:table-cell>
          <table:table-cell table:style-name="ce2" table:formula="of:=&quot;$Java&quot;&amp;[.A124]&amp;&quot;%&quot;&amp;[.B124]" office:value-type="string" office:string-value="$JavaSimplifyBooleanExpression%Checks for overly complicated boolean expressions." calcext:value-type="string">
            <text:p>$JavaSimplifyBooleanExpression%Checks for overly complicated boolean expression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coding.html#SimplifyBooleanReturn" xlink:type="simple">SimplifyBooleanReturn</text:a></text:p>
          </table:table-cell>
          <table:table-cell table:style-name="ce2" office:value-type="string" calcext:value-type="string">
            <text:p>Checks for overly complicated boolean return statements.</text:p>
          </table:table-cell>
          <table:table-cell table:style-name="ce2" table:formula="of:=&quot;$Java&quot;&amp;[.A125]&amp;&quot;%&quot;&amp;[.B125]" office:value-type="string" office:string-value="$JavaSimplifyBooleanReturn%Checks for overly complicated boolean return statements." calcext:value-type="string">
            <text:p>$JavaSimplifyBooleanReturn%Checks for overly complicated boolean return statement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naming.html#Modules" xlink:type="simple">StaticVariableName</text:a></text:p>
          </table:table-cell>
          <table:table-cell table:style-name="ce2" office:value-type="string" calcext:value-type="string">
            <text:p>Checks that static, non-final variable names conform to a format specified by the format property.</text:p>
          </table:table-cell>
          <table:table-cell table:style-name="ce2" table:formula="of:=&quot;$Java&quot;&amp;[.A126]&amp;&quot;%&quot;&amp;[.B126]" office:value-type="string" office:string-value="$JavaStaticVariableName%Checks that static, non-final variable names conform to a format specified by the format property." calcext:value-type="string">
            <text:p>$JavaStaticVariableName%Checks that static, non-final variable names conform to a format specified by the format property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coding.html#StringLiteralEquality" xlink:type="simple">StringLiteralEquality</text:a></text:p>
          </table:table-cell>
          <table:table-cell table:style-name="ce2" office:value-type="string" calcext:value-type="string">
            <text:p>Checks that string literals are not used with == or !=.</text:p>
          </table:table-cell>
          <table:table-cell table:style-name="ce2" table:formula="of:=&quot;$Java&quot;&amp;[.A127]&amp;&quot;%&quot;&amp;[.B127]" office:value-type="string" office:string-value="$JavaStringLiteralEquality%Checks that string literals are not used with == or !=." calcext:value-type="string">
            <text:p>$JavaStringLiteralEquality%Checks that string literals are not used with == or !=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javadoc.html#SummaryJavadoc" xlink:type="simple">SummaryJavadoc</text:a></text:p>
          </table:table-cell>
          <table:table-cell table:style-name="ce2" office:value-type="string" calcext:value-type="string">
            <text:p>Checks that Javadoc summary sentence does not contain phrases that are not recommended to use.</text:p>
          </table:table-cell>
          <table:table-cell table:style-name="ce2" table:formula="of:=&quot;$Java&quot;&amp;[.A128]&amp;&quot;%&quot;&amp;[.B128]" office:value-type="string" office:string-value="$JavaSummaryJavadoc%Checks that Javadoc summary sentence does not contain phrases that are not recommended to use." calcext:value-type="string">
            <text:p>$JavaSummaryJavadoc%Checks that Javadoc summary sentence does not contain phrases that are not recommended to use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coding.html#SuperClone" xlink:type="simple">SuperClone</text:a></text:p>
          </table:table-cell>
          <table:table-cell table:style-name="ce2" office:value-type="string" calcext:value-type="string">
            <text:p>Checks that an overriding clone() method invokes super.clone().</text:p>
          </table:table-cell>
          <table:table-cell table:style-name="ce2" table:formula="of:=&quot;$Java&quot;&amp;[.A129]&amp;&quot;%&quot;&amp;[.B129]" office:value-type="string" office:string-value="$JavaSuperClone%Checks that an overriding clone() method invokes super.clone()." calcext:value-type="string">
            <text:p>$JavaSuperClone%Checks that an overriding clone() method invokes super.clone()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coding.html#SuperFinalize" xlink:type="simple">SuperFinalize</text:a></text:p>
          </table:table-cell>
          <table:table-cell table:style-name="ce2" office:value-type="string" calcext:value-type="string">
            <text:p>Checks that an overriding finalize() method invokes super.finalize().</text:p>
          </table:table-cell>
          <table:table-cell table:style-name="ce2" table:formula="of:=&quot;$Java&quot;&amp;[.A130]&amp;&quot;%&quot;&amp;[.B130]" office:value-type="string" office:string-value="$JavaSuperFinalize%Checks that an overriding finalize() method invokes super.finalize()." calcext:value-type="string">
            <text:p>$JavaSuperFinalize%Checks that an overriding finalize() method invokes super.finalize()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annotation.html#SuppressWarnings" xlink:type="simple">SuppressWarnings</text:a></text:p>
          </table:table-cell>
          <table:table-cell table:style-name="ce2" office:value-type="string" calcext:value-type="string">
            <text:p>This check allows you to specify what warnings that</text:p>
          </table:table-cell>
          <table:table-cell table:style-name="ce2" table:formula="of:=&quot;$Java&quot;&amp;[.A131]&amp;&quot;%&quot;&amp;[.B131]" office:value-type="string" office:string-value="$JavaSuppressWarnings%This check allows you to specify what warnings that" calcext:value-type="string">
            <text:p>$JavaSuppressWarnings%This check allows you to specify what warnings tha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annotation.html#SuppressWarningsHolder" xlink:type="simple">SuppressWarningsHolder</text:a></text:p>
          </table:table-cell>
          <table:table-cell table:style-name="ce2" office:value-type="string" calcext:value-type="string">
            <text:p>This check allows for finding code that should not be reported by Checkstyle</text:p>
          </table:table-cell>
          <table:table-cell table:style-name="ce2" table:formula="of:=&quot;$Java&quot;&amp;[.A132]&amp;&quot;%&quot;&amp;[.B132]" office:value-type="string" office:string-value="$JavaSuppressWarningsHolder%This check allows for finding code that should not be reported by Checkstyle" calcext:value-type="string">
            <text:p>$JavaSuppressWarningsHolder%This check allows for finding code that should not be reported by Checkstyl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design.html#ThrowsCount" xlink:type="simple">ThrowsCount</text:a></text:p>
          </table:table-cell>
          <table:table-cell table:style-name="ce2" office:value-type="string" calcext:value-type="string">
            <text:p>Restricts throws statements to a specified count (default = 1).</text:p>
          </table:table-cell>
          <table:table-cell table:style-name="ce2" table:formula="of:=&quot;$Java&quot;&amp;[.A133]&amp;&quot;%&quot;&amp;[.B133]" office:value-type="string" office:string-value="$JavaThrowsCount%Restricts throws statements to a specified count (default = 1)." calcext:value-type="string">
            <text:p>$JavaThrowsCount%Restricts throws statements to a specified count (default = 1)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misc.html#TodoComment" xlink:type="simple">TodoComment</text:a></text:p>
          </table:table-cell>
          <table:table-cell table:style-name="ce2" office:value-type="string" calcext:value-type="string">
            <text:p>A check for TODO comments.</text:p>
          </table:table-cell>
          <table:table-cell table:style-name="ce2" table:formula="of:=&quot;$Java&quot;&amp;[.A134]&amp;&quot;%&quot;&amp;[.B134]" office:value-type="string" office:string-value="$JavaTodoComment%A check for TODO comments." calcext:value-type="string">
            <text:p>$JavaTodoComment%A check for TODO comment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misc.html#TrailingComment" xlink:type="simple">TrailingComment</text:a></text:p>
          </table:table-cell>
          <table:table-cell table:style-name="ce2" office:value-type="string" calcext:value-type="string">
            <text:p>The check to ensure that requires that comments be the only thing on a line.</text:p>
          </table:table-cell>
          <table:table-cell table:style-name="ce2" table:formula="of:=&quot;$Java&quot;&amp;[.A135]&amp;&quot;%&quot;&amp;[.B135]" office:value-type="string" office:string-value="$JavaTrailingComment%The check to ensure that requires that comments be the only thing on a line." calcext:value-type="string">
            <text:p>$JavaTrailingComment%The check to ensure that requires that comments be the only thing on a line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misc.html#Translation" xlink:type="simple">Translation</text:a></text:p>
          </table:table-cell>
          <table:table-cell table:style-name="ce2" office:value-type="string" calcext:value-type="string">
            <text:p>The TranslationCheck class helps to ensure the correct translation of code by checking property files for consistency regarding their keys.</text:p>
          </table:table-cell>
          <table:table-cell table:style-name="ce2" table:formula="of:=&quot;$Java&quot;&amp;[.A136]&amp;&quot;%&quot;&amp;[.B136]" office:value-type="string" office:string-value="$JavaTranslation%The TranslationCheck class helps to ensure the correct translation of code by checking property files for consistency regarding their keys." calcext:value-type="string">
            <text:p>$JavaTranslation%The TranslationCheck class helps to ensure the correct translation of code by checking property files for consistency regarding their key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naming.html#TypeName" xlink:type="simple">TypeName</text:a></text:p>
          </table:table-cell>
          <table:table-cell table:style-name="ce2" office:value-type="string" calcext:value-type="string">
            <text:p>Checks that type names conform to a format specified by the format property.</text:p>
          </table:table-cell>
          <table:table-cell table:style-name="ce2" table:formula="of:=&quot;$Java&quot;&amp;[.A137]&amp;&quot;%&quot;&amp;[.B137]" office:value-type="string" office:string-value="$JavaTypeName%Checks that type names conform to a format specified by the format property." calcext:value-type="string">
            <text:p>$JavaTypeName%Checks that type names conform to a format specified by the format property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whitespace.html#TypecastParenPad" xlink:type="simple">TypecastParenPad</text:a></text:p>
          </table:table-cell>
          <table:table-cell table:style-name="ce2" office:value-type="string" calcext:value-type="string">
            <text:p>Checks the padding of parentheses for typecasts.</text:p>
          </table:table-cell>
          <table:table-cell table:style-name="ce2" table:formula="of:=&quot;$Java&quot;&amp;[.A138]&amp;&quot;%&quot;&amp;[.B138]" office:value-type="string" office:string-value="$JavaTypecastParenPad%Checks the padding of parentheses for typecasts." calcext:value-type="string">
            <text:p>$JavaTypecastParenPad%Checks the padding of parentheses for typecast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misc.html#UncommentedMain" xlink:type="simple">UncommentedMain</text:a></text:p>
          </table:table-cell>
          <table:table-cell table:style-name="ce2" office:value-type="string" calcext:value-type="string">
            <text:p>Detects uncommented main methods.</text:p>
          </table:table-cell>
          <table:table-cell table:style-name="ce2" table:formula="of:=&quot;$Java&quot;&amp;[.A139]&amp;&quot;%&quot;&amp;[.B139]" office:value-type="string" office:string-value="$JavaUncommentedMain%Detects uncommented main methods." calcext:value-type="string">
            <text:p>$JavaUncommentedMain%Detects uncommented main method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misc.html#UniqueProperties" xlink:type="simple">UniqueProperties</text:a></text:p>
          </table:table-cell>
          <table:table-cell table:style-name="ce2" office:value-type="string" calcext:value-type="string">
            <text:p>Detects duplicated keys in properties files.</text:p>
          </table:table-cell>
          <table:table-cell table:style-name="ce2" table:formula="of:=&quot;$Java&quot;&amp;[.A140]&amp;&quot;%&quot;&amp;[.B140]" office:value-type="string" office:string-value="$JavaUniqueProperties%Detects duplicated keys in properties files." calcext:value-type="string">
            <text:p>$JavaUniqueProperties%Detects duplicated keys in properties file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coding.html#UnnecessaryParentheses" xlink:type="simple">UnnecessaryParentheses</text:a></text:p>
          </table:table-cell>
          <table:table-cell table:style-name="ce2" office:value-type="string" calcext:value-type="string">
            <text:p>Checks if unnecessary parentheses are used in a statement or expression.</text:p>
          </table:table-cell>
          <table:table-cell table:style-name="ce2" table:formula="of:=&quot;$Java&quot;&amp;[.A141]&amp;&quot;%&quot;&amp;[.B141]" office:value-type="string" office:string-value="$JavaUnnecessaryParentheses%Checks if unnecessary parentheses are used in a statement or expression." calcext:value-type="string">
            <text:p>$JavaUnnecessaryParentheses%Checks if unnecessary parentheses are used in a statement or expression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imports.html#UnusedImports" xlink:type="simple">UnusedImports</text:a></text:p>
          </table:table-cell>
          <table:table-cell table:style-name="ce2" office:value-type="string" calcext:value-type="string">
            <text:p>Checks for unused import statements.</text:p>
          </table:table-cell>
          <table:table-cell table:style-name="ce2" table:formula="of:=&quot;$Java&quot;&amp;[.A142]&amp;&quot;%&quot;&amp;[.B142]" office:value-type="string" office:string-value="$JavaUnusedImports%Checks for unused import statements." calcext:value-type="string">
            <text:p>$JavaUnusedImports%Checks for unused import statement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misc.html#UpperEll" xlink:type="simple">UpperEll</text:a></text:p>
          </table:table-cell>
          <table:table-cell table:style-name="ce2" office:value-type="string" calcext:value-type="string">
            <text:p>Checks that long constants are defined with an upper ell.</text:p>
          </table:table-cell>
          <table:table-cell table:style-name="ce2" table:formula="of:=&quot;$Java&quot;&amp;[.A143]&amp;&quot;%&quot;&amp;[.B143]" office:value-type="string" office:string-value="$JavaUpperEll%Checks that long constants are defined with an upper ell." calcext:value-type="string">
            <text:p>$JavaUpperEll%Checks that long constants are defined with an upper ell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coding.html#VariableDeclarationUsageDistance" xlink:type="simple">VariableDeclarationUsageDistance</text:a></text:p>
          </table:table-cell>
          <table:table-cell table:style-name="ce2" office:value-type="string" calcext:value-type="string">
            <text:p>Checks the distance between declaration of variable and its first usage.</text:p>
          </table:table-cell>
          <table:table-cell table:style-name="ce2" table:formula="of:=&quot;$Java&quot;&amp;[.A144]&amp;&quot;%&quot;&amp;[.B144]" office:value-type="string" office:string-value="$JavaVariableDeclarationUsageDistance%Checks the distance between declaration of variable and its first usage." calcext:value-type="string">
            <text:p>$JavaVariableDeclarationUsageDistance%Checks the distance between declaration of variable and its first usage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design.html#VisibilityModifier" xlink:type="simple">VisibilityModifier</text:a></text:p>
          </table:table-cell>
          <table:table-cell table:style-name="ce2" office:value-type="string" calcext:value-type="string">
            <text:p>Checks visibility of class members.</text:p>
          </table:table-cell>
          <table:table-cell table:style-name="ce2" table:formula="of:=&quot;$Java&quot;&amp;[.A145]&amp;&quot;%&quot;&amp;[.B145]" office:value-type="string" office:string-value="$JavaVisibilityModifier%Checks visibility of class members." calcext:value-type="string">
            <text:p>$JavaVisibilityModifier%Checks visibility of class members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whitespace.html#WhitespaceAfter" xlink:type="simple">WhitespaceAfter</text:a></text:p>
          </table:table-cell>
          <table:table-cell table:style-name="ce2" office:value-type="string" calcext:value-type="string">
            <text:p>Checks that a token is followed by whitespace, with the exception that it does not check for whitespace after the semicolon of an empty for iterator.</text:p>
          </table:table-cell>
          <table:table-cell table:style-name="ce2" table:formula="of:=&quot;$Java&quot;&amp;[.A146]&amp;&quot;%&quot;&amp;[.B146]" office:value-type="string" office:string-value="$JavaWhitespaceAfter%Checks that a token is followed by whitespace, with the exception that it does not check for whitespace after the semicolon of an empty for iterator." calcext:value-type="string">
            <text:p>$JavaWhitespaceAfter%Checks that a token is followed by whitespace, with the exception that it does not check for whitespace after the semicolon of an empty for iterator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checkstyle.sourceforge.net/config_whitespace.html#WhitespaceAround" xlink:type="simple">WhitespaceAround</text:a></text:p>
          </table:table-cell>
          <table:table-cell table:style-name="ce2" office:value-type="string" calcext:value-type="string">
            <text:p>Checks that a token is surrounded by whitespace.</text:p>
          </table:table-cell>
          <table:table-cell table:style-name="ce2" table:formula="of:=&quot;$Java&quot;&amp;[.A147]&amp;&quot;%&quot;&amp;[.B147]" office:value-type="string" office:string-value="$JavaWhitespaceAround%Checks that a token is surrounded by whitespace." calcext:value-type="string">
            <text:p>$JavaWhitespaceAround%Checks that a token is surrounded by whitespace.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<text:a xlink:href="http://checkstyle.sourceforge.net/config_javadoc.html#WriteTag" xlink:type="simple">WriteTag</text:a></text:p>
          </table:table-cell>
          <table:table-cell table:style-name="ce2" office:value-type="string" calcext:value-type="string">
            <text:p>Outputs a JavaDoc tag as information.</text:p>
          </table:table-cell>
          <table:table-cell table:style-name="ce2" table:formula="of:=&quot;$Java&quot;&amp;[.A148]&amp;&quot;%&quot;&amp;[.B148]" office:value-type="string" office:string-value="$JavaWriteTag%Outputs a JavaDoc tag as information." calcext:value-type="string">
            <text:p>$JavaWriteTag%Outputs a JavaDoc tag as information.</text:p>
          </table:table-cell>
          <table:table-cell table:number-columns-repeated="1021"/>
        </table:table-row>
        <table:table-row table:style-name="ro2">
          <table:table-cell table:style-name="ce2" table:number-columns-spanned="2" table:number-rows-spanned="1"/>
          <table:covered-table-cell/>
          <table:table-cell table:style-name="ce2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&lt;td&gt;&lt;a href="config_([^\.]*)\.html#([^"]*) <text:s/>=&gt; "naming"<text:tab/>"AbbreviationAsWordInName"</text:p>
            <text:p/>
          </table:table-cell>
          <table:table-cell table:number-columns-repeated="1022"/>
        </table:table-row>
        <table:table-row table:style-name="ro2" table:number-rows-repeated="10484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yLint" table:style-name="ta1">
        <table:table-column table:style-name="co4" table:number-columns-repeated="1024" table:default-cell-style-name="ce4"/>
        <table:table-row table:style-name="ro4">
          <table:table-cell office:value-type="string" calcext:value-type="string">
            <text:p>http://pylint-messages.wikidot.com/all-codes</text:p>
          </table:table-cell>
          <table:table-cell table:number-columns-repeated="1023"/>
        </table:table-row>
        <table:table-row table:style-name="ro5">
          <table:table-cell table:style-name="Default" office:value-type="string" calcext:value-type="string">
            <text:p>C0102: Black listed name "%s"</text:p>
            <text:p>C0103: Invalid %s name "%s"</text:p>
            <text:p>C0111: Missing %s docstring</text:p>
            <text:p>C0112: Empty %s docstring</text:p>
            <text:p>C0121: Missing required attribute "%s"</text:p>
            <text:p>C0202: Class method %s should have cls as first argument</text:p>
            <text:p>C0203: Metaclass method %s should have mcs as first argument</text:p>
            <text:p>C0204: Metaclass class method %s should have %s as first argument</text:p>
            <text:p>C0301: Line too long (%s/%s)</text:p>
            <text:p>C0302: Too many lines in module (%s)</text:p>
            <text:p>C0303: Trailing whitespace</text:p>
            <text:p>C0304: Final newline missing</text:p>
            <text:p>C0321: More than one statement on a single line</text:p>
            <text:p>C0322: Old: Operator not preceded by a space</text:p>
            <text:p>C0323: Old: Operator not followed by a space</text:p>
            <text:p>C0324: Old: Comma not followed by a space</text:p>
            <text:p>C0325: Unnecessary parens after %r keyword</text:p>
            <text:p>C0326: %s space %s %s %s\n%s</text:p>
            <text:p>C1001: Old-style class defined.</text:p>
            <text:p>E0001: (syntax error raised for a module; message varies)</text:p>
            <text:p>E0011: Unrecognized file option %r</text:p>
            <text:p>E0012: Bad option value %r</text:p>
            <text:p>E0100: __init__ method is a generator</text:p>
            <text:p>E0101: Explicit return in __init__</text:p>
            <text:p>E0102: %s already defined line %s</text:p>
            <text:p>E0103: %r not properly in loop</text:p>
            <text:p>E0104: Return outside function</text:p>
            <text:p>E0105: Yield outside function</text:p>
            <text:p>E0106: Return with argument inside generator</text:p>
            <text:p>E0107: Use of the non-existent %s operator</text:p>
            <text:p>E0108: Duplicate argument name %s in function definition</text:p>
            <text:p>E0202: An attribute affected in %s line %s hide this method</text:p>
            <text:p>E0203: Access to member %r before its definition line %s</text:p>
            <text:p>E0211: Method has no argument</text:p>
            <text:p>E0213: Method should have "self" as first argument</text:p>
            <text:p>E0221: Interface resolved to %s is not a class</text:p>
            <text:p>E0222: Missing method %r from %s interface</text:p>
            <text:p>E0235: __exit__ must accept 3 arguments: type, value, traceback</text:p>
            <text:p>E0501: Old: Non ascii characters found but no encoding specified (PEP 263)</text:p>
            <text:p>E0502: Old: Wrong encoding specified (%s)</text:p>
            <text:p>E0503: Old: Unknown encoding specified (%s)</text:p>
            <text:p>E0601: Using variable %r before assignment</text:p>
            <text:p>E0602: Undefined variable %r</text:p>
            <text:p>E0603: Undefined variable name %r in __all__</text:p>
            <text:p>E0604: Invalid object %r in __all__, must contain only strings</text:p>
            <text:p>E0611: No name %r in module %r</text:p>
            <text:p>E0701: Bad except clauses order (%s)</text:p>
            <text:p>E0702: Raising %s while only classes, instances or string are allowed</text:p>
            <text:p>E0710: Raising a new style class which doesn't inherit from BaseException</text:p>
            <text:p>E0711: NotImplemented raised - should raise NotImplementedError</text:p>
            <text:p>E0712: Catching an exception which doesn\'t inherit from BaseException: %s</text:p>
            <text:p>E1001: Use of __slots__ on an old style class</text:p>
            <text:p>E1002: Use of super on an old style class</text:p>
            <text:p>E1003: Bad first argument %r given to super()</text:p>
            <text:p>E1004: Missing argument to super()</text:p>
            <text:p>E1101: %s %r has no %r member</text:p>
            <text:p>E1102: %s is not callable</text:p>
            <text:p>E1103: %s %r has no %r member (but some types could not be inferred)</text:p>
            <text:p>E1111: Assigning to function call which doesn't return</text:p>
            <text:p>E1120: No value passed for parameter %s in function call</text:p>
            <text:p>E1121: Too many positional arguments for function call</text:p>
            <text:p>E1122: Old: Duplicate keyword argument %r in function call</text:p>
            <text:p>E1123: Passing unexpected keyword argument %r in function call</text:p>
            <text:p>E1124: Parameter %r passed as both positional and keyword argument</text:p>
            <text:p>E1125: Old: Missing mandatory keyword argument %r</text:p>
            <text:p>E1200: Unsupported logging format character %r (%#02x) at index %d</text:p>
            <text:p>E1201: Logging format string ends in middle of conversion specifier</text:p>
            <text:p>E1205: Too many arguments for logging format string</text:p>
            <text:p>E1206: Not enough arguments for logging format string</text:p>
            <text:p>E1300: Unsupported format character %r (%#02x) at index %d</text:p>
            <text:p>E1301: Format string ends in middle of conversion specifier</text:p>
            <text:p>E1302: Mixing named and unnamed conversion specifiers in format string</text:p>
            <text:p>E1303: Expected mapping for format string, not %s</text:p>
            <text:p>E1304: Missing key %r in format string dictionary</text:p>
            <text:p>E1305: Too many arguments for format string</text:p>
            <text:p>E1306: Not enough arguments for format string</text:p>
            <text:p>E1310: Suspicious argument in %s.%s call</text:p>
            <text:p>F0001: (error prevented analysis; message varies)</text:p>
            <text:p>F0002: %s: %s (message varies)</text:p>
            <text:p>F0003: ignored builtin module %s</text:p>
            <text:p>F0004: unexpected inferred value %s</text:p>
            <text:p>F0010: error while code parsing: %s</text:p>
            <text:p>F0202: Unable to check methods signature (%s / %s)</text:p>
            <text:p>F0220: failed to resolve interfaces implemented by %s (%s)</text:p>
            <text:p>F0321: Old: Format detection error in %r</text:p>
            <text:p>F0401: Unable to import %s</text:p>
            <text:p>I0001: Unable to run raw checkers on built-in module %s</text:p>
            <text:p>I0010: Unable to consider inline option %r</text:p>
            <text:p>I0011: Locally disabling %s</text:p>
            <text:p>I0012: Locally enabling %s</text:p>
            <text:p>I0013: Ignoring entire file</text:p>
            <text:p>I0014: Used deprecated directive "pylint:disable-all" or "pylint:disable=all"</text:p>
            <text:p>I0020: Suppressed %s (from line %d)</text:p>
            <text:p>I0021: Useless suppression of %s</text:p>
            <text:p>I0022: Deprecated pragma "pylint:disable-msg" or "pylint:enable-msg"</text:p>
            <text:p>R0201: Method could be a function</text:p>
            <text:p>R0401: Cyclic import (%s)</text:p>
            <text:p>R0801: Similar lines in %s files</text:p>
            <text:p>R0901: Too many ancestors (%s/%s)</text:p>
            <text:p>R0902: Too many instance attributes (%s/%s)</text:p>
            <text:p>R0903: Too few public methods (%s/%s)</text:p>
            <text:p>R0904: Too many public methods (%s/%s)</text:p>
            <text:p>R0911: Too many return statements (%s/%s)</text:p>
            <text:p>R0912: Too many branches (%s/%s)</text:p>
            <text:p>R0913: Too many arguments (%s/%s)</text:p>
            <text:p>R0914: Too many local variables (%s/%s)</text:p>
            <text:p>R0915: Too many statements (%s/%s)</text:p>
            <text:p>R0921: Abstract class not referenced</text:p>
            <text:p>R0922: Abstract class is only referenced %s times</text:p>
            <text:p>R0923: Interface not implemented</text:p>
            <text:p>W0101: Unreachable code</text:p>
            <text:p>W0102: Dangerous default value %s as argument</text:p>
            <text:p>W0104: Statement seems to have no effect</text:p>
            <text:p>W0105: String statement has no effect</text:p>
            <text:p>W0106: Expression "%s" is assigned to nothing</text:p>
            <text:p>W0107: Unnecessary pass statement</text:p>
            <text:p>W0108: Lambda may not be necessary</text:p>
            <text:p>W0109: Duplicate key %r in dictionary</text:p>
            <text:p>W0110: map/filter on lambda could be replaced by comprehension</text:p>
            <text:p>W0120: Else clause on loop without a break statement</text:p>
            <text:p>W0121: Use raise ErrorClass(args) instead of raise ErrorClass, args.</text:p>
            <text:p>W0122: Use of exec</text:p>
            <text:p>W0141: Used builtin function %r</text:p>
            <text:p>W0142: Used * or ** magic</text:p>
            <text:p>W0150: %s statement in finally block may swallow exception</text:p>
            <text:p>W0199: Assert called on a 2-uple. Did you mean \'assert x,y\'?</text:p>
            <text:p>W0201: Attribute %r defined outside __init__</text:p>
            <text:p>W0211: Static method with %r as first argument</text:p>
            <text:p>W0212: Access to a protected member %s of a client class</text:p>
            <text:p>W0221: Arguments number differs from %s method</text:p>
            <text:p>W0222: Signature differs from %s method</text:p>
            <text:p>W0223: Method %r is abstract in class %r but is not overridden</text:p>
            <text:p>W0231: __init__ method from base class %r is not called</text:p>
            <text:p>W0232: Class has no __init__ method</text:p>
            <text:p>W0233: __init__ method from a non direct base class %r is called</text:p>
            <text:p>W0234: iter returns non-iterator</text:p>
            <text:p>W0301: Unnecessary semicolon</text:p>
            <text:p>W0311: Bad indentation. Found %s %s, expected %s</text:p>
            <text:p>W0312: Found indentation with %ss instead of %ss</text:p>
            <text:p>W0331: Use of the &lt;&gt; operator</text:p>
            <text:p>W0332: Use of "l" as long integer identifier</text:p>
            <text:p>W0333: Use of the `` operator</text:p>
            <text:p>W0401: Wildcard import %s</text:p>
            <text:p>W0402: Uses of a deprecated module %r</text:p>
            <text:p>W0403: Relative import %r, should be %r</text:p>
            <text:p>W0404: Reimport %r (imported line %s)</text:p>
            <text:p>W0406: Module import itself</text:p>
            <text:p>W0410: __future__ import is not the first non docstring statement</text:p>
            <text:p>W0511: (warning notes in code comments; message varies)</text:p>
            <text:p>W0512: Cannot decode using encoding "%s", unexpected byte at position %d</text:p>
            <text:p>W0601: Global variable %r undefined at the module level</text:p>
            <text:p>W0602: Using global for %r but no assigment is done</text:p>
            <text:p>W0603: Using the global statement</text:p>
            <text:p>W0604: Using the global statement at the module level</text:p>
            <text:p>W0611: Unused import %s</text:p>
            <text:p>W0612: Unused variable %r</text:p>
            <text:p>W0613: Unused argument %r</text:p>
            <text:p>W0614: Unused import %s from wildcard import</text:p>
            <text:p>W0621: Redefining name %r from outer scope (line %s)</text:p>
            <text:p>W0622: Redefining built-in %r</text:p>
            <text:p>W0623: Redefining name %r from %s in exception handler</text:p>
            <text:p>W0631: Using possibly undefined loop variable %r</text:p>
            <text:p>W0632: Possible unbalanced tuple unpacking with sequence%s: …</text:p>
            <text:p>W0633: Attempting to unpack a non-sequence%s</text:p>
            <text:p>W0701: Raising a string exception</text:p>
            <text:p>W0702: No exception type(s) specified</text:p>
            <text:p>W0703: Catching too general exception %s</text:p>
            <text:p>W0704: Except doesn't do anything</text:p>
            <text:p>W0710: Exception doesn't inherit from standard "Exception" class</text:p>
            <text:p>W0711: Exception to catch is the result of a binary "%s" operation</text:p>
            <text:p>W0712: Implicit unpacking of exceptions is not supported in Python 3</text:p>
            <text:p>W1001: Use of "property" on an old style class</text:p>
            <text:p>W1111: Assigning to function call which only returns None</text:p>
            <text:p>W1201: Specify string format arguments as logging function parameters</text:p>
            <text:p>W1300: Format string dictionary key should be a string, not %s</text:p>
            <text:p>W1301: Unused key %r in format string dictionary</text:p>
            <text:p>W1401: Anomalous backslash in string: \'%s\'. String constant might be missing an r prefix.</text:p>
            <text:p>W1402: Anomalous Unicode escape in byte string: \'%s\'. String constant might be missing an r or u prefix.</text:p>
            <text:p>W1501: "%s" is not a valid mode for open.</text:p>
            <text:p>RP0001: Messages by category</text:p>
            <text:p>RP0002: % errors / warnings by module</text:p>
            <text:p>RP0003: Messages</text:p>
            <text:p>RP0004: Global evaluation</text:p>
            <text:p>RP0101: Statistics by type</text:p>
            <text:p>RP0401: External dependencies</text:p>
            <text:p>RP0402: Modules dependencies graph</text:p>
            <text:p>RP0701: Raw metrics</text:p>
            <text:p>RP0801: Duplication</text:p>
          </table:table-cell>
          <table:table-cell table:style-name="Default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zxx" fo:country="none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8T13:00:43.743000000</meta:creation-date>
    <dc:date>2015-01-18T21:24:10.857000000</dc:date>
    <meta:editing-duration>PT22M10S</meta:editing-duration>
    <meta:editing-cycles>1</meta:editing-cycles>
    <meta:document-statistic meta:table-count="2" meta:cell-count="445" meta:object-count="0"/>
    <meta:generator>LibreOffice/4.1.5.3$Windows_x86 LibreOffice_project/1c1366bba2ba2b554cd2ca4d87c06da81c05d24</meta:generator>
  </office:meta>
</office:document-meta>
</file>